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4.316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2.3563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0.7717in"/>
    </style:style>
    <style:style style:name="co10" style:family="table-column">
      <style:table-column-properties fo:break-before="auto" style:column-width="1.4154in"/>
    </style:style>
    <style:style style:name="co11" style:family="table-column">
      <style:table-column-properties fo:break-before="auto" style:column-width="2.73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53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MicroRC-PARTSD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Gnumeric-default">
      <style:text-properties fo:font-weight="normal" style:font-weight-asian="normal" style:font-weight-complex="normal"/>
    </style:style>
    <style:style style:name="ce4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7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47">
      <style:table-cell-properties fo:padding="0.028in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6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8" table:default-cell-style-name="Default"/>
        <table:table-column table:style-name="co9" table:default-cell-style-name="ce10"/>
        <table:table-column table:style-name="co8" table:default-cell-style-name="ce10"/>
        <table:table-column table:style-name="co5" table:number-columns-repeated="249" table:default-cell-style-name="ce10"/>
        <table:table-column table:style-name="co5" table:number-columns-repeated="764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Pkg Code</text:p>
          </table:table-cell>
          <table:table-cell table:style-name="ce17" office:value-type="string" calcext:value-type="string">
            <text:p>VID</text:p>
          </table:table-cell>
          <table:table-cell table:style-name="ce12" office:value-type="string" calcext:value-type="string">
            <text:p>Vendor Part Num</text:p>
          </table:table-cell>
          <table:table-cell table:style-name="ce12" office:value-type="string" calcext:value-type="string">
            <text:p>Price @20</text:p>
          </table:table-cell>
          <table:table-cell table:style-name="ce19" office:value-type="string" calcext:value-type="string">
            <text:p>Price @ 500</text:p>
          </table:table-cell>
          <table:table-cell table:style-name="ce12" office:value-type="string" calcext:value-type="string">
            <text:p>Height</text:p>
          </table:table-cell>
          <table:table-cell table:style-name="ce12" office:value-type="string" calcext:value-type="string">
            <text:p>Link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TMEGA32U4-AU</text:p>
          </table:table-cell>
          <table:table-cell table:style-name="ce3" office:value-type="string" calcext:value-type="string">
            <text:p>Atmel</text:p>
          </table:table-cell>
          <table:table-cell table:style-name="ce3" office:value-type="string" calcext:value-type="string">
            <text:p>Microcontroller</text:p>
          </table:table-cell>
          <table:table-cell table:style-name="ce3" office:value-type="string" calcext:value-type="string">
            <text:p>16MHz</text:p>
          </table:table-cell>
          <table:table-cell table:style-name="ce14"/>
          <table:table-cell table:style-name="ce18"/>
          <table:table-cell table:style-name="ce15" office:value-type="string" calcext:value-type="string">
            <text:p>556-ATMEGA32U4-AU</text:p>
          </table:table-cell>
          <table:table-cell table:style-name="ce15"/>
          <table:table-cell office:value-type="float" office:value="3.51" calcext:value-type="float">
            <text:p>3.51</text:p>
          </table:table-cell>
          <table:table-cell table:style-name="ce20"/>
          <table:table-cell table:style-name="ce3" office:value-type="string" calcext:value-type="string">
            <text:p>http://www.mouser.com/ProductDetail/Atmel/ATMEGA32U4-AU/?qs=sGAEpiMZZMvAvBNgSS9Lqh1wBIpnYT9c</text:p>
          </table:table-cell>
          <table:table-cell table:style-name="ce20" table:number-columns-repeated="249"/>
          <table:table-cell table:style-name="ce18" table:number-columns-repeated="764"/>
        </table:table-row>
        <table:table-row table:style-name="ro2">
          <table:table-cell table:style-name="ce2" office:value-type="string" calcext:value-type="string">
            <text:p>ATMEGA32U4-MU</text:p>
          </table:table-cell>
          <table:table-cell table:style-name="ce3" office:value-type="string" calcext:value-type="string">
            <text:p>Atmel</text:p>
          </table:table-cell>
          <table:table-cell table:style-name="ce3" office:value-type="string" calcext:value-type="string">
            <text:p>Microcontroller</text:p>
          </table:table-cell>
          <table:table-cell table:style-name="ce3" office:value-type="string" calcext:value-type="string">
            <text:p>16MHz</text:p>
          </table:table-cell>
          <table:table-cell table:style-name="ce14"/>
          <table:table-cell table:style-name="ce18"/>
          <table:table-cell table:style-name="ce15" office:value-type="string" calcext:value-type="string">
            <text:p>ATMEGA32U4RC-MU-ND </text:p>
          </table:table-cell>
          <table:table-cell table:style-name="ce15" office:value-type="float" office:value="5.741" calcext:value-type="float">
            <text:p>5.741</text:p>
          </table:table-cell>
          <table:table-cell table:style-name="ce15" office:value-type="float" office:value="3.95492" calcext:value-type="float">
            <text:p>3.95492</text:p>
          </table:table-cell>
          <table:table-cell table:style-name="ce20"/>
          <table:table-cell table:style-name="ce3" office:value-type="string" calcext:value-type="string">
            <text:p>http://www.digikey.com/product-search/en?lang=en&amp;site=us&amp;vendor=0&amp;WT.z_cid=ref_findchips0311_dkc_buynow&amp;mpart=ATMEGA32U4RC-MU</text:p>
          </table:table-cell>
          <table:table-cell table:style-name="ce20" table:number-columns-repeated="249"/>
          <table:table-cell table:style-name="ce18" table:number-columns-repeated="764"/>
        </table:table-row>
        <table:table-row table:style-name="ro1">
          <table:table-cell table:style-name="ce2" office:value-type="string" calcext:value-type="string">
            <text:p>TL3315NF250Q</text:p>
          </table:table-cell>
          <table:table-cell table:style-name="ce3" office:value-type="string" calcext:value-type="string">
            <text:p>E-Switch</text:p>
          </table:table-cell>
          <table:table-cell table:style-name="ce3" office:value-type="string" calcext:value-type="string">
            <text:p>Switch</text:p>
          </table:table-cell>
          <table:table-cell table:style-name="ce3"/>
          <table:table-cell table:style-name="ce14"/>
          <table:table-cell table:style-name="ce18"/>
          <table:table-cell table:style-name="Default" table:formula="of:=[from_url.D3]" office:value-type="string" office:string-value="EG4622CT-ND" calcext:value-type="string">
            <text:p>EG4622CT-ND</text:p>
          </table:table-cell>
          <table:table-cell table:style-name="Default" office:value-type="float" office:value="0.185" calcext:value-type="float">
            <text:p>0.185</text:p>
          </table:table-cell>
          <table:table-cell office:value-type="float" office:value="0.14674" calcext:value-type="float">
            <text:p>0.14674</text:p>
          </table:table-cell>
          <table:table-cell table:style-name="ce20"/>
          <table:table-cell table:style-name="ce3" office:value-type="string" calcext:value-type="string">
            <text:p>http://www.digikey.com/product-detail/en/TL3315NF250Q/EG4622CT-ND/1870402</text:p>
          </table:table-cell>
          <table:table-cell table:style-name="ce20" table:number-columns-repeated="249"/>
          <table:table-cell table:style-name="ce18" table:number-columns-repeated="764"/>
        </table:table-row>
        <table:table-row table:style-name="ro2">
          <table:table-cell table:style-name="ce2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4]" office:value-type="string" office:string-value="609-3234-ND" calcext:value-type="string">
            <text:p>609-3234-ND</text:p>
          </table:table-cell>
          <table:table-cell table:style-name="ce15" office:value-type="float" office:value="0.292" calcext:value-type="float">
            <text:p>0.292</text:p>
          </table:table-cell>
          <table:table-cell office:value-type="float" office:value="0.17494" calcext:value-type="float">
            <text:p>0.17494</text:p>
          </table:table-cell>
          <table:table-cell table:style-name="ce21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S-160-20-3X-TR</text:p>
          </table:table-cell>
          <table:table-cell table:style-name="Default" office:value-type="string" calcext:value-type="string">
            <text:p>ECS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14"/>
          <table:table-cell table:style-name="Default"/>
          <table:table-cell table:style-name="Default" table:formula="of:=[from_url.D5]" office:value-type="string" office:string-value="XC1776CT-ND" calcext:value-type="string">
            <text:p>XC1776CT-ND</text:p>
          </table:table-cell>
          <table:table-cell table:style-name="Default" office:value-type="float" office:value="0.455" calcext:value-type="float">
            <text:p>0.455</text:p>
          </table:table-cell>
          <table:table-cell office:value-type="float" office:value="0.266" calcext:value-type="float">
            <text:p>0.266</text:p>
          </table:table-cell>
          <table:table-cell table:style-name="ce21" office:value-type="float" office:value="2.3" calcext:value-type="float">
            <text:p>2.3</text:p>
          </table:table-cell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14"/>
          <table:table-cell table:style-name="Default"/>
          <table:table-cell table:style-name="Default" table:formula="of:=[from_url.D6]" office:value-type="string" office:string-value="350-1627-ND" calcext:value-type="string">
            <text:p>350-1627-ND</text:p>
          </table:table-cell>
          <table:table-cell table:style-name="Default" office:value-type="float" office:value="1.09" calcext:value-type="float">
            <text:p>1.09</text:p>
          </table:table-cell>
          <table:table-cell office:value-type="float" office:value="0.5712" calcext:value-type="float">
            <text:p>0.5712</text:p>
          </table:table-cell>
          <table:table-cell table:style-name="ce21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14"/>
          <table:table-cell table:style-name="Default"/>
          <table:table-cell table:style-name="Default" table:formula="of:=[from_url.D7]" office:value-type="string" office:string-value="350-1620-ND" calcext:value-type="string">
            <text:p>350-1620-ND</text:p>
          </table:table-cell>
          <table:table-cell table:style-name="ce15" office:value-type="float" office:value="0.995" calcext:value-type="float">
            <text:p>0.995</text:p>
          </table:table-cell>
          <table:table-cell office:value-type="float" office:value="0.5202" calcext:value-type="float">
            <text:p>0.5202</text:p>
          </table:table-cell>
          <table:table-cell table:style-name="ce21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14"/>
          <table:table-cell table:style-name="Default"/>
          <table:table-cell table:style-name="Default" office:value-type="string" calcext:value-type="string">
            <text:p>n/a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21"/>
          <table:table-cell table:style-name="Gnumeric-default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14" office:value-type="string" calcext:value-type="string">
            <text:p>SOT23-5</text:p>
          </table:table-cell>
          <table:table-cell table:style-name="Default"/>
          <table:table-cell table:style-name="Default" table:formula="of:=[from_url.D9]" office:value-type="string" office:string-value="296-11603-1-ND" calcext:value-type="string">
            <text:p>296-11603-1-ND</text:p>
          </table:table-cell>
          <table:table-cell table:style-name="ce15" office:value-type="float" office:value="0.266" calcext:value-type="float">
            <text:p>0.266</text:p>
          </table:table-cell>
          <table:table-cell office:value-type="float" office:value="0.1482" calcext:value-type="float">
            <text:p>0.1482</text:p>
          </table:table-cell>
          <table:table-cell table:style-name="ce21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14"/>
          <table:table-cell table:style-name="Default" table:number-columns-repeated="3"/>
          <table:table-cell/>
          <table:table-cell table:style-name="ce21"/>
          <table:table-cell table:style-name="Gnumeric-default"/>
          <table:table-cell table:number-columns-repeated="1013"/>
        </table:table-row>
        <table:table-row table:style-name="ro3">
          <table:table-cell table:style-name="ce3" office:value-type="string" calcext:value-type="string">
            <text:p>RHT03</text:p>
          </table:table-cell>
          <table:table-cell table:style-name="ce3" office:value-type="string" calcext:value-type="string">
            <text:p>Maxdetect</text:p>
          </table:table-cell>
          <table:table-cell table:style-name="ce3" office:value-type="string" calcext:value-type="string">
            <text:p>Sensor Temp-Humidity </text:p>
          </table:table-cell>
          <table:table-cell table:style-name="ce3"/>
          <table:table-cell table:style-name="ce14"/>
          <table:table-cell table:style-name="ce18" table:number-columns-repeated="2"/>
          <table:table-cell table:style-name="ce18" office:value-type="float" office:value="6.55" calcext:value-type="float">
            <text:p>6.55</text:p>
          </table:table-cell>
          <table:table-cell office:value-type="float" office:value="6.55" calcext:value-type="float">
            <text:p>6.55</text:p>
          </table:table-cell>
          <table:table-cell table:style-name="ce20"/>
          <table:table-cell table:style-name="ce22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20" table:number-columns-repeated="249"/>
          <table:table-cell table:style-name="ce18" table:number-columns-repeated="764"/>
        </table:table-row>
        <table:table-row table:style-name="ro3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14"/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21"/>
          <table:table-cell table:style-name="ce23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F16FB-05LLC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13]" office:value-type="string" office:string-value="563-1106-ND" calcext:value-type="string">
            <text:p>563-1106-ND</text:p>
          </table:table-cell>
          <table:table-cell table:style-name="Default" office:value-type="float" office:value="10.11" calcext:value-type="float">
            <text:p>10.11</text:p>
          </table:table-cell>
          <table:table-cell office:value-type="float" office:value="6.46552" calcext:value-type="float">
            <text:p>6.46552</text:p>
          </table:table-cell>
          <table:table-cell table:style-name="ce21"/>
          <table:table-cell table:style-name="ce24" office:value-type="string" calcext:value-type="string">
            <text:p>http://www.digikey.com/product-detail/en/F16EA-03LLC%20%2FE/563-1106-ND/1165500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4"/>
          <table:table-cell table:style-name="Default"/>
          <table:table-cell table:style-name="ce15" office:value-type="string" calcext:value-type="string">
            <text:p>538-22-05-7025</text:p>
          </table:table-cell>
          <table:table-cell table:style-name="ce15"/>
          <table:table-cell office:value-type="float" office:value="0.347" calcext:value-type="float">
            <text:p>0.347</text:p>
          </table:table-cell>
          <table:table-cell table:style-name="ce21"/>
          <table:table-cell table:style-name="ce24" office:value-type="string" calcext:value-type="string">
            <text:p>http://www.mouser.com/ProductDetail/Molex/22-05-7025/?qs=xrDmMQn67Z5jplgrvRQ%20IpQ==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SM02B-SURS-TF</text:p>
          </table:table-cell>
          <table:table-cell table:style-name="Gnumeric-default" office:value-type="string" calcext:value-type="string">
            <text:p>SUR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4"/>
          <table:table-cell table:style-name="Default"/>
          <table:table-cell table:style-name="ce15" office:value-type="string" calcext:value-type="string">
            <text:p>455-2039-1-ND</text:p>
          </table:table-cell>
          <table:table-cell table:style-name="ce15" office:value-type="float" office:value="0.581" calcext:value-type="float">
            <text:p>0.581</text:p>
          </table:table-cell>
          <table:table-cell table:style-name="ce15" office:value-type="float" office:value="0.4066" calcext:value-type="float">
            <text:p>0.4066</text:p>
          </table:table-cell>
          <table:table-cell table:style-name="ce21"/>
          <table:table-cell table:style-name="ce24" office:value-type="string" calcext:value-type="string">
            <text:p>http://www.digikey.com/product-detail/en/SM02B-SURS-TF(LF)(SN)%3B/455-2039-1-ND/1634927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02SUR-32S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Fan (wire)</text:p>
          </table:table-cell>
          <table:table-cell table:style-name="Gnumeric-default"/>
          <table:table-cell table:style-name="ce14"/>
          <table:table-cell table:style-name="Default"/>
          <table:table-cell table:style-name="ce15" office:value-type="string" calcext:value-type="string">
            <text:p>455-2176-ND</text:p>
          </table:table-cell>
          <table:table-cell table:style-name="ce15" office:value-type="float" office:value="0.481" calcext:value-type="float">
            <text:p>0.481</text:p>
          </table:table-cell>
          <table:table-cell table:style-name="ce15"/>
          <table:table-cell table:style-name="ce21"/>
          <table:table-cell table:style-name="ce24" office:value-type="string" calcext:value-type="string">
            <text:p>http://www.digikey.com/scripts/DkSearch/dksus.dll?Detail&amp;itemSeq=147727180&amp;uq=635324752046867637</text:p>
          </table:table-cell>
          <table:table-cell table:number-columns-repeated="1013"/>
        </table:table-row>
        <table:table-row table:style-name="ro3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15]" office:value-type="string" office:string-value="455-1627-ND" calcext:value-type="string">
            <text:p>455-1627-ND</text:p>
          </table:table-cell>
          <table:table-cell table:style-name="ce15" office:value-type="float" office:value="0.169" calcext:value-type="float">
            <text:p>0.169</text:p>
          </table:table-cell>
          <table:table-cell office:value-type="float" office:value="0.09906" calcext:value-type="float">
            <text:p>0.09906</text:p>
          </table:table-cell>
          <table:table-cell table:style-name="ce21"/>
          <table:table-cell table:style-name="ce24" office:value-type="string" calcext:value-type="string">
            <text:p>http://www.digikey.com/product-detail/en/S4B-EH(LF)(SN)/455-1627-ND/926535</text:p>
          </table:table-cell>
          <table:table-cell table:number-columns-repeated="1013"/>
        </table:table-row>
        <table:table-row table:style-name="ro3">
          <table:table-cell table:style-name="Gnumeric-default" table:number-columns-repeated="4"/>
          <table:table-cell table:style-name="ce14"/>
          <table:table-cell table:style-name="Default" table:number-columns-repeated="3"/>
          <table:table-cell/>
          <table:table-cell table:style-name="ce21"/>
          <table:table-cell table:style-name="ce24"/>
          <table:table-cell table:number-columns-repeated="1013"/>
        </table:table-row>
        <table:table-row table:style-name="ro3">
          <table:table-cell table:style-name="ce2" office:value-type="float" office:value="1770911" calcext:value-type="float">
            <text:p>1770911</text:p>
          </table:table-cell>
          <table:table-cell table:style-name="Gnumeric-default" office:value-type="string" calcext:value-type="string">
            <text:p>Phoenix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14"/>
          <table:table-cell table:style-name="Default" office:value-type="string" calcext:value-type="string">
            <text:p>DK</text:p>
          </table:table-cell>
          <table:table-cell table:style-name="ce15" office:value-type="string" calcext:value-type="string">
            <text:p>277-2082-1-ND </text:p>
          </table:table-cell>
          <table:table-cell table:style-name="ce15" office:value-type="float" office:value="0.869" calcext:value-type="float">
            <text:p>0.869</text:p>
          </table:table-cell>
          <table:table-cell office:value-type="float" office:value="0.77" calcext:value-type="float">
            <text:p>0.77</text:p>
          </table:table-cell>
          <table:table-cell table:style-name="ce21"/>
          <table:table-cell table:style-name="ce24" office:value-type="string" calcext:value-type="string">
            <text:p>http://www.digikey.com/product-search/en?x=0&amp;y=0&amp;lang=en&amp;site=us&amp;KeyWords=3M9368-ND</text:p>
          </table:table-cell>
          <table:table-cell table:number-columns-repeated="1013"/>
        </table:table-row>
        <table:table-row table:style-name="ro3">
          <table:table-cell table:style-name="Gnumeric-default" table:number-columns-repeated="4"/>
          <table:table-cell table:style-name="ce14"/>
          <table:table-cell table:style-name="Default" table:number-columns-repeated="3"/>
          <table:table-cell/>
          <table:table-cell table:style-name="ce21"/>
          <table:table-cell table:style-name="ce24"/>
          <table:table-cell table:number-columns-repeated="1013"/>
        </table:table-row>
        <table:table-row table:style-name="ro2">
          <table:table-cell table:style-name="ce4" office:value-type="string" calcext:value-type="string">
            <text:p>10103594-0001LF</text:p>
          </table:table-cell>
          <table:table-cell table:style-name="ce3" office:value-type="string" calcext:value-type="string">
            <text:p>FCI</text:p>
          </table:table-cell>
          <table:table-cell table:style-name="ce3" office:value-type="string" calcext:value-type="string">
            <text:p>Connector USB Micro</text:p>
          </table:table-cell>
          <table:table-cell table:style-name="ce3"/>
          <table:table-cell table:style-name="ce14"/>
          <table:table-cell table:style-name="ce18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table:style-name="ce15" office:value-type="float" office:value="0.678" calcext:value-type="float">
            <text:p>0.678</text:p>
          </table:table-cell>
          <table:table-cell office:value-type="float" office:value="0.45232" calcext:value-type="float">
            <text:p>0.45232</text:p>
          </table:table-cell>
          <table:table-cell table:style-name="ce20"/>
          <table:table-cell table:style-name="ce3" office:value-type="string" calcext:value-type="string">
            <text:p>http://www.digikey.com/product-detail/en/10103594-0001LF/609-4050-1-ND/2350357</text:p>
          </table:table-cell>
          <table:table-cell table:style-name="ce20" table:number-columns-repeated="249"/>
          <table:table-cell table:style-name="ce18" table:number-columns-repeated="764"/>
        </table:table-row>
        <table:table-row table:style-name="ro4">
          <table:table-cell table:style-name="ce2" office:value-type="string" calcext:value-type="string">
            <text:p>AP2161DM8G-13</text:p>
          </table:table-cell>
          <table:table-cell table:style-name="ce3" office:value-type="string" calcext:value-type="string">
            <text:p>Diodes Incorporated</text:p>
          </table:table-cell>
          <table:table-cell table:style-name="ce3" office:value-type="string" calcext:value-type="string">
            <text:p>USB Overcurrent protection</text:p>
          </table:table-cell>
          <table:table-cell table:style-name="ce3"/>
          <table:table-cell table:style-name="ce15" office:value-type="string" calcext:value-type="string">
            <text:p>8-TSSOP, 8-MSOP</text:p>
          </table:table-cell>
          <table:table-cell table:style-name="ce18"/>
          <table:table-cell table:style-name="ce15" office:value-type="string" calcext:value-type="string">
            <text:p>AP2161DM8G-13DICT-ND</text:p>
          </table:table-cell>
          <table:table-cell table:style-name="ce15"/>
          <table:table-cell table:style-name="ce15" office:value-type="float" office:value="0.2413" calcext:value-type="float">
            <text:p>0.2413</text:p>
          </table:table-cell>
          <table:table-cell table:style-name="ce20"/>
          <table:table-cell table:style-name="ce3" office:value-type="string" calcext:value-type="string">
            <text:p>http://www.digikey.com/product-detail/en/AP2161DM8G-13/AP2161DM8G-13DICT-ND/3720121</text:p>
          </table:table-cell>
          <table:table-cell table:style-name="ce20" table:number-columns-repeated="249"/>
          <table:table-cell table:style-name="ce18" table:number-columns-repeated="764"/>
        </table:table-row>
        <table:table-row table:style-name="ro3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14"/>
          <table:table-cell table:style-name="Default" table:number-columns-repeated="2"/>
          <table:table-cell table:style-name="Default" office:value-type="float" office:value="0.655" calcext:value-type="float">
            <text:p>0.655</text:p>
          </table:table-cell>
          <table:table-cell office:value-type="float" office:value="0.535" calcext:value-type="float">
            <text:p>0.535</text:p>
          </table:table-cell>
          <table:table-cell table:style-name="ce21"/>
          <table:table-cell table:style-name="ce24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14"/>
          <table:table-cell table:style-name="Default" table:number-columns-repeated="2"/>
          <table:table-cell table:style-name="Default" office:value-type="float" office:value="12.55" calcext:value-type="float">
            <text:p>12.55</text:p>
          </table:table-cell>
          <table:table-cell office:value-type="float" office:value="11.16" calcext:value-type="float">
            <text:p>11.16</text:p>
          </table:table-cell>
          <table:table-cell table:style-name="ce21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2B-PH-SM4-TB(LF)(SN)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22]" office:value-type="string" office:string-value="455-1749-1-ND" calcext:value-type="string">
            <text:p>455-1749-1-ND</text:p>
          </table:table-cell>
          <table:table-cell table:style-name="ce15" office:value-type="float" office:value="0.521" calcext:value-type="float">
            <text:p>0.521</text:p>
          </table:table-cell>
          <table:table-cell office:value-type="float" office:value="0.34734" calcext:value-type="float">
            <text:p>0.34734</text:p>
          </table:table-cell>
          <table:table-cell table:style-name="ce21"/>
          <table:table-cell table:style-name="Gnumeric-default" office:value-type="string" calcext:value-type="string">
            <text:p>http://www.digikey.com/product-detail/en/S2B-PH-SM4-TB(LF)(SN)/455-1749-1-ND/92684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23]" office:value-type="string" office:string-value="1028-1260-1-ND" calcext:value-type="string">
            <text:p>1028-1260-1-ND</text:p>
          </table:table-cell>
          <table:table-cell table:style-name="ce15" office:value-type="float" office:value="0.8388" calcext:value-type="float">
            <text:p>0.8388</text:p>
          </table:table-cell>
          <table:table-cell office:value-type="float" office:value="0.57076" calcext:value-type="float">
            <text:p>0.57076</text:p>
          </table:table-cell>
          <table:table-cell table:style-name="ce21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14"/>
          <table:table-cell table:style-name="Default"/>
          <table:table-cell table:style-name="ce15" office:value-type="string" calcext:value-type="string">
            <text:p>MC34673AEPR2CT-ND</text:p>
          </table:table-cell>
          <table:table-cell table:style-name="ce15"/>
          <table:table-cell office:value-type="float" office:value="0.7" calcext:value-type="float">
            <text:p>0.7</text:p>
          </table:table-cell>
          <table:table-cell table:style-name="ce21"/>
          <table:table-cell table:style-name="ce24" office:value-type="string" calcext:value-type="string">
            <text:p>http://www.digikey.com/product-detail/en/MC34673AEPR2/MC34673AEPR2CT-ND/1867915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AAT3672IWO-4.2-1-T1</text:p>
          </table:table-cell>
          <table:table-cell table:style-name="Default" office:value-type="string" calcext:value-type="string">
            <text:p>Skyworks Solutions</text:p>
          </table:table-cell>
          <table:table-cell table:style-name="Gnumeric-default" office:value-type="string" calcext:value-type="string">
            <text:p>USB – Battery + Load</text:p>
          </table:table-cell>
          <table:table-cell table:style-name="Gnumeric-default" office:value-type="string" calcext:value-type="string">
            <text:p>4.2V</text:p>
          </table:table-cell>
          <table:table-cell table:style-name="ce14"/>
          <table:table-cell table:style-name="Default"/>
          <table:table-cell table:style-name="ce15" office:value-type="string" calcext:value-type="string">
            <text:p>863-1545-1-ND </text:p>
          </table:table-cell>
          <table:table-cell table:style-name="ce15" office:value-type="float" office:value="1.06" calcext:value-type="float">
            <text:p>1.06</text:p>
          </table:table-cell>
          <table:table-cell office:value-type="float" office:value="0.88" calcext:value-type="float">
            <text:p>0.88</text:p>
          </table:table-cell>
          <table:table-cell table:style-name="ce21"/>
          <table:table-cell table:style-name="ce24" office:value-type="string" calcext:value-type="string">
            <text:p>http://www.digikey.com/product-detail/en/AAT3672IWO-4.2-1-T1/863-1545-1-ND/4753079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14" office:value-type="string" calcext:value-type="string">
            <text:p>1210</text:p>
          </table:table-cell>
          <table:table-cell table:style-name="Default"/>
          <table:table-cell table:style-name="ce15" office:value-type="string" calcext:value-type="string">
            <text:p>587-2165-1-ND </text:p>
          </table:table-cell>
          <table:table-cell table:style-name="ce15" office:value-type="float" office:value="0.196" calcext:value-type="float">
            <text:p>0.196</text:p>
          </table:table-cell>
          <table:table-cell office:value-type="float" office:value="0.13476" calcext:value-type="float">
            <text:p>0.13476</text:p>
          </table:table-cell>
          <table:table-cell table:style-name="ce21"/>
          <table:table-cell table:style-name="ce24" office:value-type="string" calcext:value-type="string">
            <text:p>http://www.digikey.com/product-detail/en/BRL3225T2R2M/587-2165-1-ND/2002863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CBC3225T4R7MR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4.7uH</text:p>
          </table:table-cell>
          <table:table-cell table:style-name="Gnumeric-default" office:value-type="string" calcext:value-type="string">
            <text:p>6uH</text:p>
          </table:table-cell>
          <table:table-cell table:style-name="ce14" office:value-type="string" calcext:value-type="string">
            <text:p>1210</text:p>
          </table:table-cell>
          <table:table-cell table:style-name="Default"/>
          <table:table-cell table:style-name="ce15" office:value-type="string" calcext:value-type="string">
            <text:p>587-1624-1-ND</text:p>
          </table:table-cell>
          <table:table-cell table:style-name="ce15" office:value-type="float" office:value="0.212" calcext:value-type="float">
            <text:p>0.212</text:p>
          </table:table-cell>
          <table:table-cell office:value-type="float" office:value="0.12" calcext:value-type="float">
            <text:p>0.12</text:p>
          </table:table-cell>
          <table:table-cell table:style-name="ce21"/>
          <table:table-cell table:style-name="ce24" office:value-type="string" calcext:value-type="string">
            <text:p>http://www.digikey.com/product-detail/en/CBC3225T4R7MR/587-1624-1-ND/1008239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14"/>
          <table:table-cell table:style-name="Default"/>
          <table:table-cell table:style-name="Default" table:formula="of:=[from_url.D27]" office:value-type="string" office:string-value="1028-1023-1-ND" calcext:value-type="string">
            <text:p>1028-1023-1-ND</text:p>
          </table:table-cell>
          <table:table-cell table:style-name="Default"/>
          <table:table-cell office:value-type="float" office:value="0.15412" calcext:value-type="float">
            <text:p>0.15412</text:p>
          </table:table-cell>
          <table:table-cell table:style-name="ce21"/>
          <table:table-cell table:style-name="ce24" office:value-type="string" calcext:value-type="string">
            <text:p>http://www.digikey.com/product-detail/en/RT9819C-29GV/1028-1023-1-ND/2470082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14"/>
          <table:table-cell table:style-name="Default"/>
          <table:table-cell table:style-name="ce15" office:value-type="string" calcext:value-type="string">
            <text:p>APX809-31SAGDICT-ND</text:p>
          </table:table-cell>
          <table:table-cell table:style-name="ce15"/>
          <table:table-cell office:value-type="float" office:value="0.1482" calcext:value-type="float">
            <text:p>0.1482</text:p>
          </table:table-cell>
          <table:table-cell table:style-name="ce21"/>
          <table:table-cell table:style-name="ce24" office:value-type="string" calcext:value-type="string">
            <text:p>http://www.digikey.com/product-detail/en/APX809-31SAG-7/APX809-31SAGDICT-ND/1844722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14"/>
          <table:table-cell table:style-name="Default"/>
          <table:table-cell table:style-name="Default" table:formula="of:=[from_url.D29]" office:value-type="string" office:string-value="507-1806-1-ND" calcext:value-type="string">
            <text:p>507-1806-1-ND</text:p>
          </table:table-cell>
          <table:table-cell table:style-name="Default"/>
          <table:table-cell office:value-type="float" office:value="0.09922" calcext:value-type="float">
            <text:p>0.09922</text:p>
          </table:table-cell>
          <table:table-cell table:style-name="ce21"/>
          <table:table-cell table:style-name="ce24" office:value-type="string" calcext:value-type="string">
            <text:p>http://www.digikey.com/product-detail/en/0ZCJ0100FF2E/507-1806-1-ND/4156243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CD0603-Z3V9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Zener Vth</text:p>
          </table:table-cell>
          <table:table-cell table:style-name="Gnumeric-default" office:value-type="string" calcext:value-type="string">
            <text:p>3.9V</text:p>
          </table:table-cell>
          <table:table-cell table:style-name="ce14"/>
          <table:table-cell table:style-name="Default"/>
          <table:table-cell table:style-name="ce15" office:value-type="string" calcext:value-type="string">
            <text:p>CD0603-Z3V9CT-ND</text:p>
          </table:table-cell>
          <table:table-cell table:style-name="ce15"/>
          <table:table-cell/>
          <table:table-cell table:style-name="ce21"/>
          <table:table-cell table:style-name="ce24" office:value-type="string" calcext:value-type="string">
            <text:p>http://www.digikey.com/product-detail/en/CD0603-Z3V9/CD0603-Z3V9CT-ND/3534233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Gnumeric-default" table:number-columns-repeated="3"/>
          <table:table-cell table:style-name="ce14"/>
          <table:table-cell table:style-name="Default" table:number-columns-repeated="3"/>
          <table:table-cell/>
          <table:table-cell table:style-name="ce21"/>
          <table:table-cell table:style-name="ce24"/>
          <table:table-cell table:number-columns-repeated="1013"/>
        </table:table-row>
        <table:table-row table:style-name="ro3">
          <table:table-cell table:style-name="ce2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1]" office:value-type="string" office:string-value="IRLML2246TRPBFCT-ND" calcext:value-type="string">
            <text:p>IRLML2246TRPBFCT-ND</text:p>
          </table:table-cell>
          <table:table-cell table:style-name="Default"/>
          <table:table-cell office:value-type="float" office:value="0.128" calcext:value-type="float">
            <text:p>0.128</text:p>
          </table:table-cell>
          <table:table-cell table:style-name="ce21"/>
          <table:table-cell table:style-name="ce24" office:value-type="string" calcext:value-type="string">
            <text:p>http://www.digikey.com/product-detail/en/IRLML2246TRPBF/IRLML2246TRPBFCT-ND/2639576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2]" office:value-type="string" office:string-value="B130LAW-FDICT-ND" calcext:value-type="string">
            <text:p>B130LAW-FDICT-ND</text:p>
          </table:table-cell>
          <table:table-cell table:style-name="Default"/>
          <table:table-cell office:value-type="float" office:value="0.16128" calcext:value-type="float">
            <text:p>0.16128</text:p>
          </table:table-cell>
          <table:table-cell table:style-name="ce21"/>
          <table:table-cell table:style-name="ce24" office:value-type="string" calcext:value-type="string">
            <text:p>http://www.digikey.com/product-detail/en/B130LAW-7-F/B130LAW-FDICT-ND/725052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MH2029-6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 office:value-type="string" calcext:value-type="string">
            <text:p>3A</text:p>
          </table:table-cell>
          <table:table-cell table:style-name="ce14"/>
          <table:table-cell table:style-name="Default"/>
          <table:table-cell table:style-name="ce15" office:value-type="string" calcext:value-type="string">
            <text:p>MH2029-600YCT-ND</text:p>
          </table:table-cell>
          <table:table-cell table:style-name="ce15" office:value-type="float" office:value="0.0476" calcext:value-type="float">
            <text:p>0.0476</text:p>
          </table:table-cell>
          <table:table-cell office:value-type="float" office:value="0.02324" calcext:value-type="float">
            <text:p>0.02324</text:p>
          </table:table-cell>
          <table:table-cell table:style-name="ce21"/>
          <table:table-cell table:style-name="ce24" office:value-type="string" calcext:value-type="string">
            <text:p>http://www.digikey.com/scripts/DkSearch/dksus.dll?Detail&amp;itemSeq=147728399&amp;uq=635324759172303876</text:p>
          </table:table-cell>
          <table:table-cell table:number-columns-repeated="1013"/>
        </table:table-row>
        <table:table-row table:style-name="ro3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4]" office:value-type="string" office:string-value="CG0603MLC-05ECT-ND" calcext:value-type="string">
            <text:p>CG0603MLC-05ECT-ND</text:p>
          </table:table-cell>
          <table:table-cell table:style-name="ce15" office:value-type="float" office:value="0.1472" calcext:value-type="float">
            <text:p>0.1472</text:p>
          </table:table-cell>
          <table:table-cell office:value-type="float" office:value="0.1092" calcext:value-type="float">
            <text:p>0.1092</text:p>
          </table:table-cell>
          <table:table-cell table:style-name="ce21"/>
          <table:table-cell table:style-name="ce24" office:value-type="string" calcext:value-type="string">
            <text:p>http://www.digikey.com/product-detail/en/CG0603MLC-05E/CG0603MLC-05ECT-ND/3438061</text:p>
          </table:table-cell>
          <table:table-cell table:number-columns-repeated="1013"/>
        </table:table-row>
        <table:table-row table:style-name="ro3">
          <table:table-cell table:style-name="Gnumeric-default" table:number-columns-repeated="4"/>
          <table:table-cell table:style-name="ce14"/>
          <table:table-cell table:style-name="Default" table:number-columns-repeated="3"/>
          <table:table-cell/>
          <table:table-cell table:style-name="ce21"/>
          <table:table-cell table:style-name="ce24"/>
          <table:table-cell table:number-columns-repeated="1013"/>
        </table:table-row>
        <table:table-row table:style-name="ro3">
          <table:table-cell table:style-name="ce2" office:value-type="string" calcext:value-type="string">
            <text:p>ERT-J0EM103J</text:p>
          </table:table-cell>
          <table:table-cell table:style-name="Gnumeric-default" office:value-type="string" calcext:value-type="string">
            <text:p>Panasonic</text:p>
          </table:table-cell>
          <table:table-cell table:style-name="Gnumeric-default" office:value-type="string" calcext:value-type="string">
            <text:p>Thermister – NTC</text:p>
          </table:table-cell>
          <table:table-cell table:style-name="Gnumeric-default" office:value-type="string" calcext:value-type="string">
            <text:p>10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ce15" office:value-type="string" calcext:value-type="string">
            <text:p>P12985CT-ND </text:p>
          </table:table-cell>
          <table:table-cell table:style-name="ce15" office:value-type="float" office:value="0.143" calcext:value-type="float">
            <text:p>0.143</text:p>
          </table:table-cell>
          <table:table-cell office:value-type="float" office:value="0.07" calcext:value-type="float">
            <text:p>0.07</text:p>
          </table:table-cell>
          <table:table-cell table:style-name="ce21"/>
          <table:table-cell table:style-name="ce24" office:value-type="string" calcext:value-type="string">
            <text:p>http://www.digikey.com/product-detail/en/ERT-J0EM103J/P12985CT-ND/761196</text:p>
          </table:table-cell>
          <table:table-cell table:number-columns-repeated="1013"/>
        </table:table-row>
        <table:table-row table:style-name="ro3">
          <table:table-cell table:style-name="Gnumeric-default" table:number-columns-repeated="4"/>
          <table:table-cell table:style-name="ce14"/>
          <table:table-cell table:style-name="Default" table:number-columns-repeated="3"/>
          <table:table-cell/>
          <table:table-cell table:style-name="ce21"/>
          <table:table-cell table:style-name="ce24"/>
          <table:table-cell table:number-columns-repeated="1013"/>
        </table:table-row>
        <table:table-row table:style-name="ro2">
          <table:table-cell table:style-name="ce2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1276-1187-1-ND" calcext:value-type="string">
            <text:p>1276-1187-1-ND</text:p>
          </table:table-cell>
          <table:table-cell table:style-name="ce15" office:value-type="float" office:value="0.0212" calcext:value-type="float">
            <text:p>0.0212</text:p>
          </table:table-cell>
          <table:table-cell office:value-type="float" office:value="0.00966" calcext:value-type="float">
            <text:p>0.00966</text:p>
          </table:table-cell>
          <table:table-cell table:style-name="ce21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445-1316-1-ND" calcext:value-type="string">
            <text:p>445-1316-1-ND</text:p>
          </table:table-cell>
          <table:table-cell table:style-name="ce15" office:value-type="float" office:value="0.011" calcext:value-type="float">
            <text:p>0.011</text:p>
          </table:table-cell>
          <table:table-cell office:value-type="float" office:value="0.0077" calcext:value-type="float">
            <text:p>0.0077</text:p>
          </table:table-cell>
          <table:table-cell table:style-name="ce21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C0603ZRY5V9BB104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Capacitor – 50V</text:p>
          </table:table-cell>
          <table:table-cell table:style-name="Gnumeric-default" office:value-type="string" calcext:value-type="string">
            <text:p>100nF / 50V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ce15" office:value-type="string" calcext:value-type="string">
            <text:p>311-1343-1-ND </text:p>
          </table:table-cell>
          <table:table-cell table:style-name="ce15" office:value-type="float" office:value="0.017" calcext:value-type="float">
            <text:p>0.017</text:p>
          </table:table-cell>
          <table:table-cell table:style-name="ce15" office:value-type="float" office:value="0.00546" calcext:value-type="float">
            <text:p>0.00546</text:p>
          </table:table-cell>
          <table:table-cell table:style-name="ce21"/>
          <table:table-cell table:style-name="Gnumeric-default" office:value-type="string" calcext:value-type="string">
            <text:p>http://www.digikey.com/product-detail/en/CC0603ZRY5V9BB104/311-1343-1-ND/2103127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445-1416-1-ND" calcext:value-type="string">
            <text:p>445-1416-1-ND</text:p>
          </table:table-cell>
          <table:table-cell table:style-name="ce15" office:value-type="float" office:value="0.0337" calcext:value-type="float">
            <text:p>0.0337</text:p>
          </table:table-cell>
          <table:table-cell office:value-type="float" office:value="0.02356" calcext:value-type="float">
            <text:p>0.02356</text:p>
          </table:table-cell>
          <table:table-cell table:style-name="ce21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4"/>
        </table:table-row>
        <table:table-row table:style-name="ro2">
          <table:table-cell table:style-name="ce2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14" office:value-type="string" calcext:value-type="string">
            <text:p>0805</text:p>
          </table:table-cell>
          <table:table-cell table:style-name="Default"/>
          <table:table-cell table:style-name="Default" table:formula="of:=[from_url.D39]" office:value-type="string" office:string-value="445-7644-1-ND" calcext:value-type="string">
            <text:p>445-7644-1-ND</text:p>
          </table:table-cell>
          <table:table-cell table:style-name="ce15" office:value-type="float" office:value="0.1102" calcext:value-type="float">
            <text:p>0.1102</text:p>
          </table:table-cell>
          <table:table-cell office:value-type="float" office:value="0.07298" calcext:value-type="float">
            <text:p>0.07298</text:p>
          </table:table-cell>
          <table:table-cell table:style-name="ce21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L31A106KBHNNNE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 – 50V</text:p>
          </table:table-cell>
          <table:table-cell table:style-name="Gnumeric-default" office:value-type="string" calcext:value-type="string">
            <text:p>10uF / 50V</text:p>
          </table:table-cell>
          <table:table-cell table:style-name="ce14" office:value-type="string" calcext:value-type="string">
            <text:p>1206</text:p>
          </table:table-cell>
          <table:table-cell table:style-name="Default"/>
          <table:table-cell table:style-name="ce15" office:value-type="string" calcext:value-type="string">
            <text:p>1276-2876-1-ND </text:p>
          </table:table-cell>
          <table:table-cell table:style-name="ce15" office:value-type="float" office:value="0.332" calcext:value-type="float">
            <text:p>0.332</text:p>
          </table:table-cell>
          <table:table-cell office:value-type="float" office:value="0.12082" calcext:value-type="float">
            <text:p>0.12082</text:p>
          </table:table-cell>
          <table:table-cell table:style-name="ce21"/>
          <table:table-cell table:style-name="Gnumeric-default" office:value-type="string" calcext:value-type="string">
            <text:p>http://www.digikey.com/product-detail/en/CL31A106KBHNNNE/1276-2876-1-ND/389096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491D107K010AT</text:p>
          </table:table-cell>
          <table:table-cell table:style-name="Gnumeric-default" office:value-type="string" calcext:value-type="string">
            <text:p>Kernet</text:p>
          </table:table-cell>
          <table:table-cell table:style-name="Gnumeric-default" office:value-type="string" calcext:value-type="string">
            <text:p>Capacitor – Tantilum</text:p>
          </table:table-cell>
          <table:table-cell table:style-name="Gnumeric-default" office:value-type="string" calcext:value-type="string">
            <text:p>100uF</text:p>
          </table:table-cell>
          <table:table-cell table:style-name="ce14" office:value-type="string" calcext:value-type="string">
            <text:p>2917</text:p>
          </table:table-cell>
          <table:table-cell table:style-name="Default" table:number-columns-repeated="3"/>
          <table:table-cell/>
          <table:table-cell table:style-name="ce21"/>
          <table:table-cell table:style-name="Gnumeric-default" office:value-type="string" calcext:value-type="string">
            <text:p>http://www.digikey.com/product-detail/en/T491D107K010AT/399-3769-1-ND/81909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Gnumeric-default" table:number-columns-repeated="3"/>
          <table:table-cell table:style-name="ce14"/>
          <table:table-cell table:style-name="Default" table:number-columns-repeated="3"/>
          <table:table-cell/>
          <table:table-cell table:style-name="ce21"/>
          <table:table-cell table:style-name="Gnumeric-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0.0GRCT-ND" calcext:value-type="string">
            <text:p>311-0.0GRCT-ND</text:p>
          </table:table-cell>
          <table:table-cell table:style-name="ce15" office:value-type="float" office:value="0.0045" calcext:value-type="float">
            <text:p>0.0045</text:p>
          </table:table-cell>
          <table:table-cell office:value-type="float" office:value="0.00294" calcext:value-type="float">
            <text:p>0.00294</text:p>
          </table:table-cell>
          <table:table-cell table:style-name="ce21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2]" office:value-type="string" office:string-value="311-22GRCT-ND" calcext:value-type="string">
            <text:p>311-22GRCT-ND</text:p>
          </table:table-cell>
          <table:table-cell table:style-name="ce15" office:value-type="float" office:value="0.008" calcext:value-type="float">
            <text:p>0.008</text:p>
          </table:table-cell>
          <table:table-cell office:value-type="float" office:value="0.00278" calcext:value-type="float">
            <text:p>0.00278</text:p>
          </table:table-cell>
          <table:table-cell table:style-name="ce21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RC0603FR-071K4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1.4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3]" office:value-type="string" office:string-value="311-1.40KHRCT-ND" calcext:value-type="string">
            <text:p>311-1.40KHRCT-ND</text:p>
          </table:table-cell>
          <table:table-cell table:style-name="ce15" office:value-type="float" office:value="0.0108" calcext:value-type="float">
            <text:p>0.0108</text:p>
          </table:table-cell>
          <table:table-cell office:value-type="float" office:value="0.00364" calcext:value-type="float">
            <text:p>0.00364</text:p>
          </table:table-cell>
          <table:table-cell table:style-name="ce21"/>
          <table:table-cell table:style-name="Default" office:value-type="string" calcext:value-type="string">
            <text:p>http://www.digikey.com/product-detail/en/RC0603FR-071K4L/311-1.40KHRCT-ND/729808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4]" office:value-type="string" office:string-value="311-2.00KHRCT-ND" calcext:value-type="string">
            <text:p>311-2.00KHRCT-ND</text:p>
          </table:table-cell>
          <table:table-cell table:style-name="Default"/>
          <table:table-cell office:value-type="float" office:value="0.00364" calcext:value-type="float">
            <text:p>0.00364</text:p>
          </table:table-cell>
          <table:table-cell table:style-name="ce21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RC0603FR-076K65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6.65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5]" office:value-type="string" office:string-value="311-6.65KHRCT-ND" calcext:value-type="string">
            <text:p>311-6.65KHRCT-ND</text:p>
          </table:table-cell>
          <table:table-cell table:style-name="Default"/>
          <table:table-cell office:value-type="float" office:value="0.00364" calcext:value-type="float">
            <text:p>0.00364</text:p>
          </table:table-cell>
          <table:table-cell table:style-name="ce21"/>
          <table:table-cell table:style-name="Default" office:value-type="string" calcext:value-type="string">
            <text:p>http://www.digikey.com/product-detail/en/RC0603FR-076K65L/311-6.65KHRCT-ND/73026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6]" office:value-type="string" office:string-value="311-10KGRCT-ND" calcext:value-type="string">
            <text:p>311-10KGRCT-ND</text:p>
          </table:table-cell>
          <table:table-cell table:style-name="ce15" office:value-type="float" office:value="0.008" calcext:value-type="float">
            <text:p>0.008</text:p>
          </table:table-cell>
          <table:table-cell office:value-type="float" office:value="0.00364" calcext:value-type="float">
            <text:p>0.00364</text:p>
          </table:table-cell>
          <table:table-cell table:style-name="ce21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7]" office:value-type="string" office:string-value="311-53.6KCRCT-ND" calcext:value-type="string">
            <text:p>311-53.6KCRCT-ND</text:p>
          </table:table-cell>
          <table:table-cell table:style-name="ce15" office:value-type="float" office:value="0.021" calcext:value-type="float">
            <text:p>0.021</text:p>
          </table:table-cell>
          <table:table-cell office:value-type="float" office:value="0.00364" calcext:value-type="float">
            <text:p>0.00364</text:p>
          </table:table-cell>
          <table:table-cell table:style-name="ce21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8]" office:value-type="string" office:string-value="P86.6KHCT-ND" calcext:value-type="string">
            <text:p>P86.6KHCT-ND</text:p>
          </table:table-cell>
          <table:table-cell table:style-name="ce15" office:value-type="float" office:value="0.015" calcext:value-type="float">
            <text:p>0.015</text:p>
          </table:table-cell>
          <table:table-cell office:value-type="float" office:value="0.00624" calcext:value-type="float">
            <text:p>0.00624</text:p>
          </table:table-cell>
          <table:table-cell table:style-name="ce21"/>
          <table:table-cell table:style-name="ce24" office:value-type="string" calcext:value-type="string">
            <text:p>http://www.digikey.com/product-detail/en/ERJ-3EKF8662V/P86.6KHCT-ND/198534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9]" office:value-type="string" office:string-value="P487KHCT-ND" calcext:value-type="string">
            <text:p>P487KHCT-ND</text:p>
          </table:table-cell>
          <table:table-cell table:style-name="ce15" office:value-type="float" office:value="0.015" calcext:value-type="float">
            <text:p>0.015</text:p>
          </table:table-cell>
          <table:table-cell office:value-type="float" office:value="0.00624" calcext:value-type="float">
            <text:p>0.00624</text:p>
          </table:table-cell>
          <table:table-cell table:style-name="ce21"/>
          <table:table-cell table:style-name="ce24" office:value-type="string" calcext:value-type="string">
            <text:p>http://www.digikey.com/product-detail/en/ERJ-3EKF4873V/P487KHCT-ND/19841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50]" office:value-type="string" office:string-value="311-1.00MHRCT-ND" calcext:value-type="string">
            <text:p>311-1.00MHRCT-ND</text:p>
          </table:table-cell>
          <table:table-cell table:style-name="ce15" office:value-type="float" office:value="0.015" calcext:value-type="float">
            <text:p>0.015</text:p>
          </table:table-cell>
          <table:table-cell office:value-type="float" office:value="0.00364" calcext:value-type="float">
            <text:p>0.00364</text:p>
          </table:table-cell>
          <table:table-cell table:style-name="ce21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3"/>
        </table:table-row>
        <table:table-row table:style-name="ro1">
          <table:table-cell table:style-name="Default" table:number-columns-repeated="8"/>
          <table:table-cell/>
          <table:table-cell table:style-name="ce21"/>
          <table:table-cell table:style-name="Default" table:number-columns-repeated="250"/>
          <table:table-cell table:number-columns-repeated="764"/>
        </table:table-row>
        <table:table-row table:style-name="ro3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52]" office:value-type="string" office:string-value="NDS331NCT-ND" calcext:value-type="string">
            <text:p>NDS331NCT-ND</text:p>
          </table:table-cell>
          <table:table-cell table:style-name="ce15" office:value-type="float" office:value="0.362" calcext:value-type="float">
            <text:p>0.362</text:p>
          </table:table-cell>
          <table:table-cell office:value-type="float" office:value="0.1407" calcext:value-type="float">
            <text:p>0.1407</text:p>
          </table:table-cell>
          <table:table-cell table:style-name="ce21"/>
          <table:table-cell table:style-name="ce24" office:value-type="string" calcext:value-type="string">
            <text:p>http://www.digikey.com/product-detail/en/NDS331N/NDS331NCT-ND/45899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DNP</text:p>
          </table:table-cell>
          <table:table-cell table:number-columns-repeated="2" table:style-name="ce11" office:value-type="string" calcext:value-type="string">
            <text:p>DO NOT POPULATE</text:p>
          </table:table-cell>
          <table:table-cell table:style-name="ce11"/>
          <table:table-cell table:style-name="ce14"/>
          <table:table-cell table:style-name="Default" table:number-columns-repeated="3"/>
          <table:table-cell/>
          <table:table-cell table:style-name="ce21"/>
          <table:table-cell table:style-name="ce11" office:value-type="string" calcext:value-type="string">
            <text:p>DO NOT POPULATE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Mechanical Parts</text:p>
          </table:table-cell>
          <table:table-cell table:style-name="Default" table:number-columns-repeated="7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enc-bot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Enclosure-bottom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4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enc-top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Enclosure-top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4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enc-sw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switch cap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4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enc-bf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fan baffle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4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91772A145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enclosure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4"/>
          <table:table-cell office:value-type="float" office:value="0.05" calcext:value-type="float">
            <text:p>0.0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99461A310 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PCB/fan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4"/>
          <table:table-cell table:formula="of:=10.25/25" office:value-type="float" office:value="0.41" calcext:value-type="float">
            <text:p/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99461A409 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Dust sensor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4"/>
          <table:table-cell office:value-type="float" office:value="0.44" calcext:value-type="float">
            <text:p>0.44</text:p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90295A400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Dust sensor washer</text:p>
          </table:table-cell>
          <table:table-cell table:style-name="ce13" office:value-type="string" calcext:value-type="string">
            <text:p>PE</text:p>
          </table:table-cell>
          <table:table-cell table:style-name="Default" table:number-columns-repeated="4"/>
          <table:table-cell office:value-type="float" office:value="0.06" calcext:value-type="float">
            <text:p>0.06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93365A132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long insert</text:p>
          </table:table-cell>
          <table:table-cell table:style-name="ce13" office:value-type="string" calcext:value-type="string">
            <text:p>brass</text:p>
          </table:table-cell>
          <table:table-cell table:style-name="Default" table:number-columns-repeated="4"/>
          <table:table-cell office:value-type="float" office:value="0.16" calcext:value-type="float">
            <text:p>0.16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93365A130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short insert</text:p>
          </table:table-cell>
          <table:table-cell table:style-name="ce13" office:value-type="string" calcext:value-type="string">
            <text:p>brass</text:p>
          </table:table-cell>
          <table:table-cell table:style-name="Default" table:number-columns-repeated="4"/>
          <table:table-cell office:value-type="float" office:value="0.13" calcext:value-type="float">
            <text:p>0.13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93505A151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standoff</text:p>
          </table:table-cell>
          <table:table-cell table:style-name="ce13" office:value-type="string" calcext:value-type="string">
            <text:p>aluminum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://www.fastenersuperstore.com </text:p>
          </table:table-cell>
          <table:table-cell table:style-name="Default" table:number-columns-repeated="3"/>
          <table:table-cell table:number-columns-repeated="1010"/>
        </table:table-row>
        <table:table-row table:style-name="ro1" table:number-rows-repeated="19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6"/>
          <table:table-cell table:style-name="ce11" table:number-columns-repeated="3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 table:number-rows-repeated="2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 table:number-rows-repeated="4">
          <table:table-cell table:style-name="ce9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 table:number-rows-repeated="5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9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14"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number-columns-repeated="101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K2];LEN(['Airbeam-PARTSDB'.K2])- (FIND(&quot;/en/&quot;;['Airbeam-PARTSDB'.K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4];LEN(['Airbeam-PARTSDB'.K4])- (FIND(&quot;/en/&quot;;['Airbeam-PARTSDB'.K4];1)+3))" office:value-type="string" office:string-value="TL3315NF250Q/EG4622CT-ND/1870402" calcext:value-type="string">
            <text:p>TL3315NF250Q/EG4622CT-ND/1870402</text:p>
          </table:table-cell>
          <table:table-cell table:formula="of:=RIGHT([.A3]; LEN([.A3]) - FIND(&quot;/&quot;; [.A3]; 1))" office:value-type="string" office:string-value="EG4622CT-ND/1870402" calcext:value-type="string">
            <text:p>EG4622CT-ND/1870402</text:p>
          </table:table-cell>
          <table:table-cell table:formula="of:=LEFT([.A3]; FIND(&quot;/&quot;; [.A3]; 1)-1)" office:value-type="string" office:string-value="TL3315NF250Q" calcext:value-type="string">
            <text:p>TL3315NF250Q</text:p>
          </table:table-cell>
          <table:table-cell table:formula="of:=LEFT([.B3]; FIND(&quot;/&quot;; [.B3]; 1)-1)" office:value-type="string" office:string-value="EG4622CT-ND" calcext:value-type="string">
            <text:p>EG4622CT-ND</text:p>
          </table:table-cell>
        </table:table-row>
        <table:table-row table:style-name="ro1">
          <table:table-cell table:formula="of:=RIGHT(['Airbeam-PARTSDB'.K5];LEN(['Airbeam-PARTSDB'.K5])- (FIND(&quot;/en/&quot;;['Airbeam-PARTSDB'.K5];1)+3))" office:value-type="string" office:string-value="67997-206HLF/609-3234-ND/1878491" calcext:value-type="string">
            <text:p>67997-206HLF/609-3234-ND/1878491</text:p>
          </table:table-cell>
          <table:table-cell table:formula="of:=RIGHT([.A4]; LEN([.A4]) - FIND(&quot;/&quot;; [.A4]; 1))" office:value-type="string" office:string-value="609-3234-ND/1878491" calcext:value-type="string">
            <text:p>609-3234-ND/1878491</text:p>
          </table:table-cell>
          <table:table-cell table:formula="of:=LEFT([.A4]; FIND(&quot;/&quot;; [.A4]; 1)-1)" office:value-type="string" office:string-value="67997-206HLF" calcext:value-type="string">
            <text:p>67997-206HLF</text:p>
          </table:table-cell>
          <table:table-cell table:formula="of:=LEFT([.B4]; FIND(&quot;/&quot;; [.B4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K6];LEN(['Airbeam-PARTSDB'.K6])- (FIND(&quot;/en/&quot;;['Airbeam-PARTSDB'.K6];1)+3))" office:value-type="string" office:string-value="ECS-160-20-3X-TR/XC1776CT-ND/2676640" calcext:value-type="string">
            <text:p>ECS-160-20-3X-TR/XC1776CT-ND/2676640</text:p>
          </table:table-cell>
          <table:table-cell table:formula="of:=RIGHT([.A5]; LEN([.A5]) - FIND(&quot;/&quot;; [.A5]; 1))" office:value-type="string" office:string-value="XC1776CT-ND/2676640" calcext:value-type="string">
            <text:p>XC1776CT-ND/2676640</text:p>
          </table:table-cell>
          <table:table-cell table:formula="of:=LEFT([.A5]; FIND(&quot;/&quot;; [.A5]; 1)-1)" office:value-type="string" office:string-value="ECS-160-20-3X-TR" calcext:value-type="string">
            <text:p>ECS-160-20-3X-TR</text:p>
          </table:table-cell>
          <table:table-cell table:formula="of:=LEFT([.B5]; FIND(&quot;/&quot;; [.B5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K7];LEN(['Airbeam-PARTSDB'.K7])- (FIND(&quot;/en/&quot;;['Airbeam-PARTSDB'.K7];1)+3))" office:value-type="string" office:string-value="550-1307F/350-1627-ND/809025" calcext:value-type="string">
            <text:p>550-1307F/350-1627-ND/809025</text:p>
          </table:table-cell>
          <table:table-cell table:formula="of:=RIGHT([.A6]; LEN([.A6]) - FIND(&quot;/&quot;; [.A6]; 1))" office:value-type="string" office:string-value="350-1627-ND/809025" calcext:value-type="string">
            <text:p>350-1627-ND/809025</text:p>
          </table:table-cell>
          <table:table-cell table:formula="of:=LEFT([.A6]; FIND(&quot;/&quot;; [.A6]; 1)-1)" office:value-type="string" office:string-value="550-1307F" calcext:value-type="string">
            <text:p>550-1307F</text:p>
          </table:table-cell>
          <table:table-cell table:formula="of:=LEFT([.B6]; FIND(&quot;/&quot;; [.B6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K8];LEN(['Airbeam-PARTSDB'.K8])- (FIND(&quot;/en/&quot;;['Airbeam-PARTSDB'.K8];1)+3))" office:value-type="string" office:string-value="550-1107F/350-1620-ND/809018" calcext:value-type="string">
            <text:p>550-1107F/350-1620-ND/809018</text:p>
          </table:table-cell>
          <table:table-cell table:formula="of:=RIGHT([.A7]; LEN([.A7]) - FIND(&quot;/&quot;; [.A7]; 1))" office:value-type="string" office:string-value="350-1620-ND/809018" calcext:value-type="string">
            <text:p>350-1620-ND/809018</text:p>
          </table:table-cell>
          <table:table-cell table:formula="of:=LEFT([.A7]; FIND(&quot;/&quot;; [.A7]; 1)-1)" office:value-type="string" office:string-value="550-1107F" calcext:value-type="string">
            <text:p>550-1107F</text:p>
          </table:table-cell>
          <table:table-cell table:formula="of:=LEFT([.B7]; FIND(&quot;/&quot;; [.B7]; 1)-1)" office:value-type="string" office:string-value="350-1620-ND" calcext:value-type="string">
            <text:p>350-1620-ND</text:p>
          </table:table-cell>
        </table:table-row>
        <table:table-row table:style-name="ro1">
          <table:table-cell table:formula="of:=RIGHT(['Airbeam-PARTSDB'.K9];LEN(['Airbeam-PARTSDB'.K9])- (FIND(&quot;/en/&quot;;['Airbeam-PARTSDB'.K9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10];LEN(['Airbeam-PARTSDB'.K10])- (FIND(&quot;/en/&quot;;['Airbeam-PARTSDB'.K10];1)+3))" office:value-type="string" office:string-value="SN74LVC1G125DBVR/296-11603-1-ND/385742" calcext:value-type="string">
            <text:p>SN74LVC1G125DBVR/296-11603-1-ND/385742</text:p>
          </table:table-cell>
          <table:table-cell table:formula="of:=RIGHT([.A9]; LEN([.A9]) - FIND(&quot;/&quot;; [.A9]; 1))" office:value-type="string" office:string-value="296-11603-1-ND/385742" calcext:value-type="string">
            <text:p>296-11603-1-ND/385742</text:p>
          </table:table-cell>
          <table:table-cell table:formula="of:=LEFT([.A9]; FIND(&quot;/&quot;; [.A9]; 1)-1)" office:value-type="string" office:string-value="SN74LVC1G125DBVR" calcext:value-type="string">
            <text:p>SN74LVC1G125DBVR</text:p>
          </table:table-cell>
          <table:table-cell table:formula="of:=LEFT([.B9]; FIND(&quot;/&quot;; [.B9]; 1)-1)" office:value-type="string" office:string-value="296-11603-1-ND" calcext:value-type="string">
            <text:p>296-11603-1-ND</text:p>
          </table:table-cell>
        </table:table-row>
        <table:table-row table:style-name="ro1">
          <table:table-cell table:formula="of:=RIGHT(['Airbeam-PARTSDB'.K11];LEN(['Airbeam-PARTSDB'.K11])- (FIND(&quot;/en/&quot;;['Airbeam-PARTSDB'.K11];1)+3))" office:value-type="string" office:string-value="" calcext:value-type="error">
            <text:p/>
          </table:table-cell>
          <table:table-cell table:formula="of:=RIGHT([.A10]; LEN([.A10]) - FIND(&quot;/&quot;; [.A10]; 1))" office:value-type="string" office:string-value="" calcext:value-type="error">
            <text:p/>
          </table:table-cell>
          <table:table-cell table:formula="of:=LEFT([.A10]; FIND(&quot;/&quot;; [.A10]; 1)-1)" office:value-type="string" office:string-value="" calcext:value-type="error">
            <text:p/>
          </table:table-cell>
          <table:table-cell table:formula="of:=LEFT([.B10]; FIND(&quot;/&quot;; [.B1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12];LEN(['Airbeam-PARTSDB'.K12])- (FIND(&quot;/en/&quot;;['Airbeam-PARTSDB'.K12];1)+3))" office:value-type="string" office:string-value="" calcext:value-type="error">
            <text:p/>
          </table:table-cell>
          <table:table-cell table:formula="of:=RIGHT([.A11]; LEN([.A11]) - FIND(&quot;/&quot;; [.A11]; 1))" office:value-type="string" office:string-value="" calcext:value-type="error">
            <text:p/>
          </table:table-cell>
          <table:table-cell table:formula="of:=LEFT([.A11]; FIND(&quot;/&quot;; [.A11]; 1)-1)" office:value-type="string" office:string-value="" calcext:value-type="error">
            <text:p/>
          </table:table-cell>
          <table:table-cell table:formula="of:=LEFT([.B11]; FIND(&quot;/&quot;; [.B1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13];LEN(['Airbeam-PARTSDB'.K13])- (FIND(&quot;/en/&quot;;['Airbeam-PARTSDB'.K13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14];LEN(['Airbeam-PARTSDB'.K14])- (FIND(&quot;/en/&quot;;['Airbeam-PARTSDB'.K14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3]; LEN([.A13]) - FIND(&quot;/&quot;; [.A13]; 1))" office:value-type="string" office:string-value="563-1106-ND/1165500" calcext:value-type="string">
            <text:p>563-1106-ND/1165500</text:p>
          </table:table-cell>
          <table:table-cell table:formula="of:=LEFT([.A13]; FIND(&quot;/&quot;; [.A13]; 1)-1)" office:value-type="string" office:string-value="F16EA-03LLC%20%2FE" calcext:value-type="string">
            <text:p>F16EA-03LLC%20%2FE</text:p>
          </table:table-cell>
          <table:table-cell table:formula="of:=LEFT([.B13]; FIND(&quot;/&quot;; [.B13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K15];LEN(['Airbeam-PARTSDB'.K15])- (FIND(&quot;/en/&quot;;['Airbeam-PARTSDB'.K15];1)+3))" office:value-type="string" office:string-value="" calcext:value-type="error">
            <text:p/>
          </table:table-cell>
          <table:table-cell table:formula="of:=RIGHT([.A14]; LEN([.A14]) - FIND(&quot;/&quot;; [.A14]; 1))" office:value-type="string" office:string-value="" calcext:value-type="error">
            <text:p/>
          </table:table-cell>
          <table:table-cell table:formula="of:=LEFT([.A14]; FIND(&quot;/&quot;; [.A14]; 1)-1)" office:value-type="string" office:string-value="" calcext:value-type="error">
            <text:p/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18];LEN(['Airbeam-PARTSDB'.K18])- (FIND(&quot;/en/&quot;;['Airbeam-PARTSDB'.K18];1)+3))" office:value-type="string" office:string-value="S4B-EH(LF)(SN)/455-1627-ND/926535" calcext:value-type="string">
            <text:p>S4B-EH(LF)(SN)/455-1627-ND/926535</text:p>
          </table:table-cell>
          <table:table-cell table:formula="of:=RIGHT([.A15]; LEN([.A15]) - FIND(&quot;/&quot;; [.A15]; 1))" office:value-type="string" office:string-value="455-1627-ND/926535" calcext:value-type="string">
            <text:p>455-1627-ND/926535</text:p>
          </table:table-cell>
          <table:table-cell table:formula="of:=LEFT([.A15]; FIND(&quot;/&quot;; [.A15]; 1)-1)" office:value-type="string" office:string-value="S4B-EH(LF)(SN)" calcext:value-type="string">
            <text:p>S4B-EH(LF)(SN)</text:p>
          </table:table-cell>
          <table:table-cell table:formula="of:=LEFT([.B15]; FIND(&quot;/&quot;; [.B15]; 1)-1)" office:value-type="string" office:string-value="455-1627-ND" calcext:value-type="string">
            <text:p>455-1627-ND</text:p>
          </table:table-cell>
        </table:table-row>
        <table:table-row table:style-name="ro1">
          <table:table-cell table:formula="of:=RIGHT(['Airbeam-PARTSDB'.K19];LEN(['Airbeam-PARTSDB'.K19])- (FIND(&quot;/en/&quot;;['Airbeam-PARTSDB'.K19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20];LEN(['Airbeam-PARTSDB'.K20])- (FIND(&quot;/en/&quot;;['Airbeam-PARTSDB'.K20];1)+3))" office:value-type="string" office:string-value="" calcext:value-type="error">
            <text:p/>
          </table:table-cell>
          <table:table-cell table:formula="of:=RIGHT([.A17]; LEN([.A17]) - FIND(&quot;/&quot;; [.A17]; 1))" office:value-type="string" office:string-value="" calcext:value-type="error">
            <text:p/>
          </table:table-cell>
          <table:table-cell table:formula="of:=LEFT([.A17]; FIND(&quot;/&quot;; [.A17]; 1)-1)" office:value-type="string" office:string-value="" calcext:value-type="error">
            <text:p/>
          </table:table-cell>
          <table:table-cell table:formula="of:=LEFT([.B17]; FIND(&quot;/&quot;; [.B1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21];LEN(['Airbeam-PARTSDB'.K21])- (FIND(&quot;/en/&quot;;['Airbeam-PARTSDB'.K21];1)+3))" office:value-type="string" office:string-value="" calcext:value-type="error">
            <text:p/>
          </table:table-cell>
          <table:table-cell table:formula="of:=RIGHT([.A18]; LEN([.A18]) - FIND(&quot;/&quot;; [.A18]; 1))" office:value-type="string" office:string-value="" calcext:value-type="error">
            <text:p/>
          </table:table-cell>
          <table:table-cell table:formula="of:=LEFT([.A18]; FIND(&quot;/&quot;; [.A18]; 1)-1)" office:value-type="string" office:string-value="" calcext:value-type="error">
            <text:p/>
          </table:table-cell>
          <table:table-cell table:formula="of:=LEFT([.B18]; FIND(&quot;/&quot;; [.B1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22];LEN(['Airbeam-PARTSDB'.K22])- (FIND(&quot;/en/&quot;;['Airbeam-PARTSDB'.K22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9]; LEN([.A19]) - FIND(&quot;/&quot;; [.A19]; 1))" office:value-type="string" office:string-value="609-4050-1-ND/2350357" calcext:value-type="string">
            <text:p>609-4050-1-ND/2350357</text:p>
          </table:table-cell>
          <table:table-cell table:formula="of:=LEFT([.A19]; FIND(&quot;/&quot;; [.A19]; 1)-1)" office:value-type="string" office:string-value="10103594-0001LF" calcext:value-type="string">
            <text:p>10103594-0001LF</text:p>
          </table:table-cell>
          <table:table-cell table:formula="of:=LEFT([.B19]; FIND(&quot;/&quot;; [.B19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K24];LEN(['Airbeam-PARTSDB'.K24])- (FIND(&quot;/en/&quot;;['Airbeam-PARTSDB'.K24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20]; LEN([.A20]) - FIND(&quot;/&quot;; [.A20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20]; FIND(&quot;/&quot;; [.A20]; 1)-1)" office:value-type="string" office:string-value="Technologies" calcext:value-type="string">
            <text:p>Technologies</text:p>
          </table:table-cell>
          <table:table-cell table:formula="of:=LEFT([.B20]; FIND(&quot;/&quot;; [.B2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25];LEN(['Airbeam-PARTSDB'.K25])- (FIND(&quot;/en/&quot;;['Airbeam-PARTSDB'.K25];1)+3))" office:value-type="string" office:string-value="" calcext:value-type="error">
            <text:p/>
          </table:table-cell>
          <table:table-cell table:formula="of:=RIGHT([.A21]; LEN([.A21]) - FIND(&quot;/&quot;; [.A21]; 1))" office:value-type="string" office:string-value="" calcext:value-type="error">
            <text:p/>
          </table:table-cell>
          <table:table-cell table:formula="of:=LEFT([.A21]; FIND(&quot;/&quot;; [.A21]; 1)-1)" office:value-type="string" office:string-value="" calcext:value-type="error">
            <text:p/>
          </table:table-cell>
          <table:table-cell table:formula="of:=LEFT([.B21]; FIND(&quot;/&quot;; [.B2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26];LEN(['Airbeam-PARTSDB'.K26])- (FIND(&quot;/en/&quot;;['Airbeam-PARTSDB'.K26];1)+3))" office:value-type="string" office:string-value="S2B-PH-SM4-TB(LF)(SN)/455-1749-1-ND/926846" calcext:value-type="string">
            <text:p>S2B-PH-SM4-TB(LF)(SN)/455-1749-1-ND/926846</text:p>
          </table:table-cell>
          <table:table-cell table:formula="of:=RIGHT([.A22]; LEN([.A22]) - FIND(&quot;/&quot;; [.A22]; 1))" office:value-type="string" office:string-value="455-1749-1-ND/926846" calcext:value-type="string">
            <text:p>455-1749-1-ND/926846</text:p>
          </table:table-cell>
          <table:table-cell table:formula="of:=LEFT([.A22]; FIND(&quot;/&quot;; [.A22]; 1)-1)" office:value-type="string" office:string-value="S2B-PH-SM4-TB(LF)(SN)" calcext:value-type="string">
            <text:p>S2B-PH-SM4-TB(LF)(SN)</text:p>
          </table:table-cell>
          <table:table-cell table:formula="of:=LEFT([.B22]; FIND(&quot;/&quot;; [.B22]; 1)-1)" office:value-type="string" office:string-value="455-1749-1-ND" calcext:value-type="string">
            <text:p>455-1749-1-ND</text:p>
          </table:table-cell>
        </table:table-row>
        <table:table-row table:style-name="ro1">
          <table:table-cell table:formula="of:=RIGHT(['Airbeam-PARTSDB'.K27];LEN(['Airbeam-PARTSDB'.K27])- (FIND(&quot;/en/&quot;;['Airbeam-PARTSDB'.K27];1)+3))" office:value-type="string" office:string-value="RT6150BGQW/1028-1260-1-ND/4733184" calcext:value-type="string">
            <text:p>RT6150BGQW/1028-1260-1-ND/4733184</text:p>
          </table:table-cell>
          <table:table-cell table:formula="of:=RIGHT([.A23]; LEN([.A23]) - FIND(&quot;/&quot;; [.A23]; 1))" office:value-type="string" office:string-value="1028-1260-1-ND/4733184" calcext:value-type="string">
            <text:p>1028-1260-1-ND/4733184</text:p>
          </table:table-cell>
          <table:table-cell table:formula="of:=LEFT([.A23]; FIND(&quot;/&quot;; [.A23]; 1)-1)" office:value-type="string" office:string-value="RT6150BGQW" calcext:value-type="string">
            <text:p>RT6150BGQW</text:p>
          </table:table-cell>
          <table:table-cell table:formula="of:=LEFT([.B23]; FIND(&quot;/&quot;; [.B23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K28];LEN(['Airbeam-PARTSDB'.K28])- (FIND(&quot;/en/&quot;;['Airbeam-PARTSDB'.K28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24]; LEN([.A24]) - FIND(&quot;/&quot;; [.A24]; 1))" office:value-type="string" office:string-value="MC34673AEPR2CT-ND/1867915" calcext:value-type="string">
            <text:p>MC34673AEPR2CT-ND/1867915</text:p>
          </table:table-cell>
          <table:table-cell table:formula="of:=LEFT([.A24]; FIND(&quot;/&quot;; [.A24]; 1)-1)" office:value-type="string" office:string-value="MC34673AEPR2" calcext:value-type="string">
            <text:p>MC34673AEPR2</text:p>
          </table:table-cell>
          <table:table-cell table:formula="of:=LEFT([.B24]; FIND(&quot;/&quot;; [.B24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K30];LEN(['Airbeam-PARTSDB'.K30])- (FIND(&quot;/en/&quot;;['Airbeam-PARTSDB'.K30];1)+3))" office:value-type="string" office:string-value="BRL3225T2R2M/587-2165-1-ND/2002863" calcext:value-type="string">
            <text:p>BRL3225T2R2M/587-2165-1-ND/2002863</text:p>
          </table:table-cell>
          <table:table-cell table:formula="of:=RIGHT([.A25]; LEN([.A25]) - FIND(&quot;/&quot;; [.A25]; 1))" office:value-type="string" office:string-value="587-2165-1-ND/2002863" calcext:value-type="string">
            <text:p>587-2165-1-ND/2002863</text:p>
          </table:table-cell>
          <table:table-cell table:formula="of:=LEFT([.A25]; FIND(&quot;/&quot;; [.A25]; 1)-1)" office:value-type="string" office:string-value="BRL3225T2R2M" calcext:value-type="string">
            <text:p>BRL3225T2R2M</text:p>
          </table:table-cell>
          <table:table-cell table:formula="of:=LEFT([.B25]; FIND(&quot;/&quot;; [.B25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K31];LEN(['Airbeam-PARTSDB'.K31])- (FIND(&quot;/en/&quot;;['Airbeam-PARTSDB'.K31];1)+3))" office:value-type="string" office:string-value="CBC3225T4R7MR/587-1624-1-ND/1008239" calcext:value-type="string">
            <text:p>CBC3225T4R7MR/587-1624-1-ND/1008239</text:p>
          </table:table-cell>
          <table:table-cell table:formula="of:=RIGHT([.A26]; LEN([.A26]) - FIND(&quot;/&quot;; [.A26]; 1))" office:value-type="string" office:string-value="587-1624-1-ND/1008239" calcext:value-type="string">
            <text:p>587-1624-1-ND/1008239</text:p>
          </table:table-cell>
          <table:table-cell table:formula="of:=LEFT([.A26]; FIND(&quot;/&quot;; [.A26]; 1)-1)" office:value-type="string" office:string-value="CBC3225T4R7MR" calcext:value-type="string">
            <text:p>CBC3225T4R7MR</text:p>
          </table:table-cell>
          <table:table-cell table:formula="of:=LEFT([.B26]; FIND(&quot;/&quot;; [.B26]; 1)-1)" office:value-type="string" office:string-value="587-1624-1-ND" calcext:value-type="string">
            <text:p>587-1624-1-ND</text:p>
          </table:table-cell>
        </table:table-row>
        <table:table-row table:style-name="ro1">
          <table:table-cell table:formula="of:=RIGHT(['Airbeam-PARTSDB'.K32];LEN(['Airbeam-PARTSDB'.K32])- (FIND(&quot;/en/&quot;;['Airbeam-PARTSDB'.K32];1)+3))" office:value-type="string" office:string-value="RT9819C-29GV/1028-1023-1-ND/2470082" calcext:value-type="string">
            <text:p>RT9819C-29GV/1028-1023-1-ND/2470082</text:p>
          </table:table-cell>
          <table:table-cell table:formula="of:=RIGHT([.A27]; LEN([.A27]) - FIND(&quot;/&quot;; [.A27]; 1))" office:value-type="string" office:string-value="1028-1023-1-ND/2470082" calcext:value-type="string">
            <text:p>1028-1023-1-ND/2470082</text:p>
          </table:table-cell>
          <table:table-cell table:formula="of:=LEFT([.A27]; FIND(&quot;/&quot;; [.A27]; 1)-1)" office:value-type="string" office:string-value="RT9819C-29GV" calcext:value-type="string">
            <text:p>RT9819C-29GV</text:p>
          </table:table-cell>
          <table:table-cell table:formula="of:=LEFT([.B27]; FIND(&quot;/&quot;; [.B27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K33];LEN(['Airbeam-PARTSDB'.K33])- (FIND(&quot;/en/&quot;;['Airbeam-PARTSDB'.K33];1)+3))" office:value-type="string" office:string-value="APX809-31SAG-7/APX809-31SAGDICT-ND/1844722" calcext:value-type="string">
            <text:p>APX809-31SAG-7/APX809-31SAGDICT-ND/1844722</text:p>
          </table:table-cell>
          <table:table-cell table:formula="of:=RIGHT([.A28]; LEN([.A28]) - FIND(&quot;/&quot;; [.A28]; 1))" office:value-type="string" office:string-value="APX809-31SAGDICT-ND/1844722" calcext:value-type="string">
            <text:p>APX809-31SAGDICT-ND/1844722</text:p>
          </table:table-cell>
          <table:table-cell table:formula="of:=LEFT([.A28]; FIND(&quot;/&quot;; [.A28]; 1)-1)" office:value-type="string" office:string-value="APX809-31SAG-7" calcext:value-type="string">
            <text:p>APX809-31SAG-7</text:p>
          </table:table-cell>
          <table:table-cell table:formula="of:=LEFT([.B28]; FIND(&quot;/&quot;; [.B28]; 1)-1)" office:value-type="string" office:string-value="APX809-31SAGDICT-ND" calcext:value-type="string">
            <text:p>APX809-31SAGDICT-ND</text:p>
          </table:table-cell>
        </table:table-row>
        <table:table-row table:style-name="ro1">
          <table:table-cell table:formula="of:=RIGHT(['Airbeam-PARTSDB'.K34];LEN(['Airbeam-PARTSDB'.K34])- (FIND(&quot;/en/&quot;;['Airbeam-PARTSDB'.K34];1)+3))" office:value-type="string" office:string-value="0ZCJ0100FF2E/507-1806-1-ND/4156243" calcext:value-type="string">
            <text:p>0ZCJ0100FF2E/507-1806-1-ND/4156243</text:p>
          </table:table-cell>
          <table:table-cell table:formula="of:=RIGHT([.A29]; LEN([.A29]) - FIND(&quot;/&quot;; [.A29]; 1))" office:value-type="string" office:string-value="507-1806-1-ND/4156243" calcext:value-type="string">
            <text:p>507-1806-1-ND/4156243</text:p>
          </table:table-cell>
          <table:table-cell table:formula="of:=LEFT([.A29]; FIND(&quot;/&quot;; [.A29]; 1)-1)" office:value-type="string" office:string-value="0ZCJ0100FF2E" calcext:value-type="string">
            <text:p>0ZCJ0100FF2E</text:p>
          </table:table-cell>
          <table:table-cell table:formula="of:=LEFT([.B29]; FIND(&quot;/&quot;; [.B29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K36];LEN(['Airbeam-PARTSDB'.K36])- (FIND(&quot;/en/&quot;;['Airbeam-PARTSDB'.K36];1)+3))" office:value-type="string" office:string-value="" calcext:value-type="error">
            <text:p/>
          </table:table-cell>
          <table:table-cell table:formula="of:=RIGHT([.A30]; LEN([.A30]) - FIND(&quot;/&quot;; [.A30]; 1))" office:value-type="string" office:string-value="" calcext:value-type="error">
            <text:p/>
          </table:table-cell>
          <table:table-cell table:formula="of:=LEFT([.A30]; FIND(&quot;/&quot;; [.A30]; 1)-1)" office:value-type="string" office:string-value="" calcext:value-type="error">
            <text:p/>
          </table:table-cell>
          <table:table-cell table:formula="of:=LEFT([.B30]; FIND(&quot;/&quot;; [.B3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37];LEN(['Airbeam-PARTSDB'.K37])- (FIND(&quot;/en/&quot;;['Airbeam-PARTSDB'.K37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31]; LEN([.A31]) - FIND(&quot;/&quot;; [.A31]; 1))" office:value-type="string" office:string-value="IRLML2246TRPBFCT-ND/2639576" calcext:value-type="string">
            <text:p>IRLML2246TRPBFCT-ND/2639576</text:p>
          </table:table-cell>
          <table:table-cell table:formula="of:=LEFT([.A31]; FIND(&quot;/&quot;; [.A31]; 1)-1)" office:value-type="string" office:string-value="IRLML2246TRPBF" calcext:value-type="string">
            <text:p>IRLML2246TRPBF</text:p>
          </table:table-cell>
          <table:table-cell table:formula="of:=LEFT([.B31]; FIND(&quot;/&quot;; [.B31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K38];LEN(['Airbeam-PARTSDB'.K38])- (FIND(&quot;/en/&quot;;['Airbeam-PARTSDB'.K38];1)+3))" office:value-type="string" office:string-value="B130LAW-7-F/B130LAW-FDICT-ND/725052" calcext:value-type="string">
            <text:p>B130LAW-7-F/B130LAW-FDICT-ND/725052</text:p>
          </table:table-cell>
          <table:table-cell table:formula="of:=RIGHT([.A32]; LEN([.A32]) - FIND(&quot;/&quot;; [.A32]; 1))" office:value-type="string" office:string-value="B130LAW-FDICT-ND/725052" calcext:value-type="string">
            <text:p>B130LAW-FDICT-ND/725052</text:p>
          </table:table-cell>
          <table:table-cell table:formula="of:=LEFT([.A32]; FIND(&quot;/&quot;; [.A32]; 1)-1)" office:value-type="string" office:string-value="B130LAW-7-F" calcext:value-type="string">
            <text:p>B130LAW-7-F</text:p>
          </table:table-cell>
          <table:table-cell table:formula="of:=LEFT([.B32]; FIND(&quot;/&quot;; [.B32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K39];LEN(['Airbeam-PARTSDB'.K39])- (FIND(&quot;/en/&quot;;['Airbeam-PARTSDB'.K39];1)+3))" office:value-type="string" office:string-value="" calcext:value-type="error">
            <text:p/>
          </table:table-cell>
          <table:table-cell table:formula="of:=RIGHT([.A33]; LEN([.A33]) - FIND(&quot;/&quot;; [.A33]; 1))" office:value-type="string" office:string-value="" calcext:value-type="error">
            <text:p/>
          </table:table-cell>
          <table:table-cell table:formula="of:=LEFT([.A33]; FIND(&quot;/&quot;; [.A33]; 1)-1)" office:value-type="string" office:string-value="" calcext:value-type="error">
            <text:p/>
          </table:table-cell>
          <table:table-cell table:formula="of:=LEFT([.B33]; FIND(&quot;/&quot;; [.B3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40];LEN(['Airbeam-PARTSDB'.K40])- (FIND(&quot;/en/&quot;;['Airbeam-PARTSDB'.K40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34]; LEN([.A34]) - FIND(&quot;/&quot;; [.A34]; 1))" office:value-type="string" office:string-value="CG0603MLC-05ECT-ND/3438061" calcext:value-type="string">
            <text:p>CG0603MLC-05ECT-ND/3438061</text:p>
          </table:table-cell>
          <table:table-cell table:formula="of:=LEFT([.A34]; FIND(&quot;/&quot;; [.A34]; 1)-1)" office:value-type="string" office:string-value="CG0603MLC-05E" calcext:value-type="string">
            <text:p>CG0603MLC-05E</text:p>
          </table:table-cell>
          <table:table-cell table:formula="of:=LEFT([.B34]; FIND(&quot;/&quot;; [.B34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K43];LEN(['Airbeam-PARTSDB'.K43])- (FIND(&quot;/en/&quot;;['Airbeam-PARTSDB'.K43];1)+3))" office:value-type="string" office:string-value="" calcext:value-type="error">
            <text:p/>
          </table:table-cell>
          <table:table-cell table:formula="of:=RIGHT([.A35]; LEN([.A35]) - FIND(&quot;/&quot;; [.A35]; 1))" office:value-type="string" office:string-value="" calcext:value-type="error">
            <text:p/>
          </table:table-cell>
          <table:table-cell table:formula="of:=LEFT([.A35]; FIND(&quot;/&quot;; [.A35]; 1)-1)" office:value-type="string" office:string-value="" calcext:value-type="error">
            <text:p/>
          </table:table-cell>
          <table:table-cell table:formula="of:=LEFT([.B35]; FIND(&quot;/&quot;; [.B3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44];LEN(['Airbeam-PARTSDB'.K44])- (FIND(&quot;/en/&quot;;['Airbeam-PARTSDB'.K44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36]; LEN([.A36]) - FIND(&quot;/&quot;; [.A36]; 1))" office:value-type="string" office:string-value="1276-1187-1-ND/3889273" calcext:value-type="string">
            <text:p>1276-1187-1-ND/3889273</text:p>
          </table:table-cell>
          <table:table-cell table:formula="of:=LEFT([.A36]; FIND(&quot;/&quot;; [.A36]; 1)-1)" office:value-type="string" office:string-value="CL10C200JB8NNNC" calcext:value-type="string">
            <text:p>CL10C200JB8NNNC</text:p>
          </table:table-cell>
          <table:table-cell table:formula="of:=LEFT([.B36]; FIND(&quot;/&quot;; [.B36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K45];LEN(['Airbeam-PARTSDB'.K45])- (FIND(&quot;/en/&quot;;['Airbeam-PARTSDB'.K45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7]; LEN([.A37]) - FIND(&quot;/&quot;; [.A37]; 1))" office:value-type="string" office:string-value="445-1316-1-ND/567697" calcext:value-type="string">
            <text:p>445-1316-1-ND/567697</text:p>
          </table:table-cell>
          <table:table-cell table:formula="of:=LEFT([.A37]; FIND(&quot;/&quot;; [.A37]; 1)-1)" office:value-type="string" office:string-value="C1608X7R1E104K080AA" calcext:value-type="string">
            <text:p>C1608X7R1E104K080AA</text:p>
          </table:table-cell>
          <table:table-cell table:formula="of:=LEFT([.B37]; FIND(&quot;/&quot;; [.B37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K47];LEN(['Airbeam-PARTSDB'.K47])- (FIND(&quot;/en/&quot;;['Airbeam-PARTSDB'.K47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8]; LEN([.A38]) - FIND(&quot;/&quot;; [.A38]; 1))" office:value-type="string" office:string-value="445-1416-1-ND/569082" calcext:value-type="string">
            <text:p>445-1416-1-ND/569082</text:p>
          </table:table-cell>
          <table:table-cell table:formula="of:=LEFT([.A38]; FIND(&quot;/&quot;; [.A38]; 1)-1)" office:value-type="string" office:string-value="C1608X5R1C105K080AA" calcext:value-type="string">
            <text:p>C1608X5R1C105K080AA</text:p>
          </table:table-cell>
          <table:table-cell table:formula="of:=LEFT([.B38]; FIND(&quot;/&quot;; [.B38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K48];LEN(['Airbeam-PARTSDB'.K48])- (FIND(&quot;/en/&quot;;['Airbeam-PARTSDB'.K48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9]; LEN([.A39]) - FIND(&quot;/&quot;; [.A39]; 1))" office:value-type="string" office:string-value="445-7644-1-ND/2733716" calcext:value-type="string">
            <text:p>445-7644-1-ND/2733716</text:p>
          </table:table-cell>
          <table:table-cell table:formula="of:=LEFT([.A39]; FIND(&quot;/&quot;; [.A39]; 1)-1)" office:value-type="string" office:string-value="C2012X5R1C106K085AC" calcext:value-type="string">
            <text:p>C2012X5R1C106K085AC</text:p>
          </table:table-cell>
          <table:table-cell table:formula="of:=LEFT([.B39]; FIND(&quot;/&quot;; [.B39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K51];LEN(['Airbeam-PARTSDB'.K51])- (FIND(&quot;/en/&quot;;['Airbeam-PARTSDB'.K51];1)+3))" office:value-type="string" office:string-value="" calcext:value-type="error">
            <text:p/>
          </table:table-cell>
          <table:table-cell table:formula="of:=RIGHT([.A40]; LEN([.A40]) - FIND(&quot;/&quot;; [.A40]; 1))" office:value-type="string" office:string-value="" calcext:value-type="error">
            <text:p/>
          </table:table-cell>
          <table:table-cell table:formula="of:=LEFT([.A40]; FIND(&quot;/&quot;; [.A40]; 1)-1)" office:value-type="string" office:string-value="" calcext:value-type="error">
            <text:p/>
          </table:table-cell>
          <table:table-cell table:formula="of:=LEFT([.B40]; FIND(&quot;/&quot;; [.B4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52];LEN(['Airbeam-PARTSDB'.K52])- (FIND(&quot;/en/&quot;;['Airbeam-PARTSDB'.K52];1)+3))" office:value-type="string" office:string-value="RC0603JR-070RL/311-0.0GRCT-ND/729622" calcext:value-type="string">
            <text:p>RC0603JR-070RL/311-0.0GRCT-ND/729622</text:p>
          </table:table-cell>
          <table:table-cell table:formula="of:=RIGHT([.A41]; LEN([.A41]) - FIND(&quot;/&quot;; [.A41]; 1))" office:value-type="string" office:string-value="311-0.0GRCT-ND/729622" calcext:value-type="string">
            <text:p>311-0.0GRCT-ND/729622</text:p>
          </table:table-cell>
          <table:table-cell table:formula="of:=LEFT([.A41]; FIND(&quot;/&quot;; [.A41]; 1)-1)" office:value-type="string" office:string-value="RC0603JR-070RL" calcext:value-type="string">
            <text:p>RC0603JR-070RL</text:p>
          </table:table-cell>
          <table:table-cell table:formula="of:=LEFT([.B41]; FIND(&quot;/&quot;; [.B41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K53];LEN(['Airbeam-PARTSDB'.K53])- (FIND(&quot;/en/&quot;;['Airbeam-PARTSDB'.K53];1)+3))" office:value-type="string" office:string-value="RC0603JR-0722RL/311-22GRCT-ND/729690" calcext:value-type="string">
            <text:p>RC0603JR-0722RL/311-22GRCT-ND/729690</text:p>
          </table:table-cell>
          <table:table-cell table:formula="of:=RIGHT([.A42]; LEN([.A42]) - FIND(&quot;/&quot;; [.A42]; 1))" office:value-type="string" office:string-value="311-22GRCT-ND/729690" calcext:value-type="string">
            <text:p>311-22GRCT-ND/729690</text:p>
          </table:table-cell>
          <table:table-cell table:formula="of:=LEFT([.A42]; FIND(&quot;/&quot;; [.A42]; 1)-1)" office:value-type="string" office:string-value="RC0603JR-0722RL" calcext:value-type="string">
            <text:p>RC0603JR-0722RL</text:p>
          </table:table-cell>
          <table:table-cell table:formula="of:=LEFT([.B42]; FIND(&quot;/&quot;; [.B42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K54];LEN(['Airbeam-PARTSDB'.K54])- (FIND(&quot;/en/&quot;;['Airbeam-PARTSDB'.K54];1)+3))" office:value-type="string" office:string-value="RC0603FR-071K4L/311-1.40KHRCT-ND/729808" calcext:value-type="string">
            <text:p>RC0603FR-071K4L/311-1.40KHRCT-ND/729808</text:p>
          </table:table-cell>
          <table:table-cell table:formula="of:=RIGHT([.A43]; LEN([.A43]) - FIND(&quot;/&quot;; [.A43]; 1))" office:value-type="string" office:string-value="311-1.40KHRCT-ND/729808" calcext:value-type="string">
            <text:p>311-1.40KHRCT-ND/729808</text:p>
          </table:table-cell>
          <table:table-cell table:formula="of:=LEFT([.A43]; FIND(&quot;/&quot;; [.A43]; 1)-1)" office:value-type="string" office:string-value="RC0603FR-071K4L" calcext:value-type="string">
            <text:p>RC0603FR-071K4L</text:p>
          </table:table-cell>
          <table:table-cell table:formula="of:=LEFT([.B43]; FIND(&quot;/&quot;; [.B43]; 1)-1)" office:value-type="string" office:string-value="311-1.40KHRCT-ND" calcext:value-type="string">
            <text:p>311-1.40KHRCT-ND</text:p>
          </table:table-cell>
        </table:table-row>
        <table:table-row table:style-name="ro1">
          <table:table-cell table:formula="of:=RIGHT(['Airbeam-PARTSDB'.K55];LEN(['Airbeam-PARTSDB'.K55])- (FIND(&quot;/en/&quot;;['Airbeam-PARTSDB'.K55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44]; LEN([.A44]) - FIND(&quot;/&quot;; [.A44]; 1))" office:value-type="string" office:string-value="311-2.00KHRCT-ND/729956" calcext:value-type="string">
            <text:p>311-2.00KHRCT-ND/729956</text:p>
          </table:table-cell>
          <table:table-cell table:formula="of:=LEFT([.A44]; FIND(&quot;/&quot;; [.A44]; 1)-1)" office:value-type="string" office:string-value="RC0603FR-072KL" calcext:value-type="string">
            <text:p>RC0603FR-072KL</text:p>
          </table:table-cell>
          <table:table-cell table:formula="of:=LEFT([.B44]; FIND(&quot;/&quot;; [.B44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K56];LEN(['Airbeam-PARTSDB'.K56])- (FIND(&quot;/en/&quot;;['Airbeam-PARTSDB'.K56];1)+3))" office:value-type="string" office:string-value="RC0603FR-076K65L/311-6.65KHRCT-ND/730269" calcext:value-type="string">
            <text:p>RC0603FR-076K65L/311-6.65KHRCT-ND/730269</text:p>
          </table:table-cell>
          <table:table-cell table:formula="of:=RIGHT([.A45]; LEN([.A45]) - FIND(&quot;/&quot;; [.A45]; 1))" office:value-type="string" office:string-value="311-6.65KHRCT-ND/730269" calcext:value-type="string">
            <text:p>311-6.65KHRCT-ND/730269</text:p>
          </table:table-cell>
          <table:table-cell table:formula="of:=LEFT([.A45]; FIND(&quot;/&quot;; [.A45]; 1)-1)" office:value-type="string" office:string-value="RC0603FR-076K65L" calcext:value-type="string">
            <text:p>RC0603FR-076K65L</text:p>
          </table:table-cell>
          <table:table-cell table:formula="of:=LEFT([.B45]; FIND(&quot;/&quot;; [.B45]; 1)-1)" office:value-type="string" office:string-value="311-6.65KHRCT-ND" calcext:value-type="string">
            <text:p>311-6.65KHRCT-ND</text:p>
          </table:table-cell>
        </table:table-row>
        <table:table-row table:style-name="ro1">
          <table:table-cell table:formula="of:=RIGHT(['Airbeam-PARTSDB'.K57];LEN(['Airbeam-PARTSDB'.K57])- (FIND(&quot;/en/&quot;;['Airbeam-PARTSDB'.K57];1)+3))" office:value-type="string" office:string-value="RC0603JR-0710KL/311-10KGRCT-ND/729647" calcext:value-type="string">
            <text:p>RC0603JR-0710KL/311-10KGRCT-ND/729647</text:p>
          </table:table-cell>
          <table:table-cell table:formula="of:=RIGHT([.A46]; LEN([.A46]) - FIND(&quot;/&quot;; [.A46]; 1))" office:value-type="string" office:string-value="311-10KGRCT-ND/729647" calcext:value-type="string">
            <text:p>311-10KGRCT-ND/729647</text:p>
          </table:table-cell>
          <table:table-cell table:formula="of:=LEFT([.A46]; FIND(&quot;/&quot;; [.A46]; 1)-1)" office:value-type="string" office:string-value="RC0603JR-0710KL" calcext:value-type="string">
            <text:p>RC0603JR-0710KL</text:p>
          </table:table-cell>
          <table:table-cell table:formula="of:=LEFT([.B46]; FIND(&quot;/&quot;; [.B46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K58];LEN(['Airbeam-PARTSDB'.K58])- (FIND(&quot;/en/&quot;;['Airbeam-PARTSDB'.K58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47]; LEN([.A47]) - FIND(&quot;/&quot;; [.A47]; 1))" office:value-type="string" office:string-value="311-53.6KCRCT-ND/730972" calcext:value-type="string">
            <text:p>311-53.6KCRCT-ND/730972</text:p>
          </table:table-cell>
          <table:table-cell table:formula="of:=LEFT([.A47]; FIND(&quot;/&quot;; [.A47]; 1)-1)" office:value-type="string" office:string-value="RC0805FR-0753K6L" calcext:value-type="string">
            <text:p>RC0805FR-0753K6L</text:p>
          </table:table-cell>
          <table:table-cell table:formula="of:=LEFT([.B47]; FIND(&quot;/&quot;; [.B47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K59];LEN(['Airbeam-PARTSDB'.K59])- (FIND(&quot;/en/&quot;;['Airbeam-PARTSDB'.K59];1)+3))" office:value-type="string" office:string-value="ERJ-3EKF8662V/P86.6KHCT-ND/198534" calcext:value-type="string">
            <text:p>ERJ-3EKF8662V/P86.6KHCT-ND/198534</text:p>
          </table:table-cell>
          <table:table-cell table:formula="of:=RIGHT([.A48]; LEN([.A48]) - FIND(&quot;/&quot;; [.A48]; 1))" office:value-type="string" office:string-value="P86.6KHCT-ND/198534" calcext:value-type="string">
            <text:p>P86.6KHCT-ND/198534</text:p>
          </table:table-cell>
          <table:table-cell table:formula="of:=LEFT([.A48]; FIND(&quot;/&quot;; [.A48]; 1)-1)" office:value-type="string" office:string-value="ERJ-3EKF8662V" calcext:value-type="string">
            <text:p>ERJ-3EKF8662V</text:p>
          </table:table-cell>
          <table:table-cell table:formula="of:=LEFT([.B48]; FIND(&quot;/&quot;; [.B48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K60];LEN(['Airbeam-PARTSDB'.K60])- (FIND(&quot;/en/&quot;;['Airbeam-PARTSDB'.K60];1)+3))" office:value-type="string" office:string-value="ERJ-3EKF4873V/P487KHCT-ND/198411" calcext:value-type="string">
            <text:p>ERJ-3EKF4873V/P487KHCT-ND/198411</text:p>
          </table:table-cell>
          <table:table-cell table:formula="of:=RIGHT([.A49]; LEN([.A49]) - FIND(&quot;/&quot;; [.A49]; 1))" office:value-type="string" office:string-value="P487KHCT-ND/198411" calcext:value-type="string">
            <text:p>P487KHCT-ND/198411</text:p>
          </table:table-cell>
          <table:table-cell table:formula="of:=LEFT([.A49]; FIND(&quot;/&quot;; [.A49]; 1)-1)" office:value-type="string" office:string-value="ERJ-3EKF4873V" calcext:value-type="string">
            <text:p>ERJ-3EKF4873V</text:p>
          </table:table-cell>
          <table:table-cell table:formula="of:=LEFT([.B49]; FIND(&quot;/&quot;; [.B49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K61];LEN(['Airbeam-PARTSDB'.K61])- (FIND(&quot;/en/&quot;;['Airbeam-PARTSDB'.K61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50]; LEN([.A50]) - FIND(&quot;/&quot;; [.A50]; 1))" office:value-type="string" office:string-value="311-1.00MHRCT-ND/729791" calcext:value-type="string">
            <text:p>311-1.00MHRCT-ND/729791</text:p>
          </table:table-cell>
          <table:table-cell table:formula="of:=LEFT([.A50]; FIND(&quot;/&quot;; [.A50]; 1)-1)" office:value-type="string" office:string-value="RC0603FR-071ML" calcext:value-type="string">
            <text:p>RC0603FR-071ML</text:p>
          </table:table-cell>
          <table:table-cell table:formula="of:=LEFT([.B50]; FIND(&quot;/&quot;; [.B50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K62];LEN(['Airbeam-PARTSDB'.K62])- (FIND(&quot;/en/&quot;;['Airbeam-PARTSDB'.K62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63];LEN(['Airbeam-PARTSDB'.K63])- (FIND(&quot;/en/&quot;;['Airbeam-PARTSDB'.K63];1)+3))" office:value-type="string" office:string-value="NDS331N/NDS331NCT-ND/458997" calcext:value-type="string">
            <text:p>NDS331N/NDS331NCT-ND/458997</text:p>
          </table:table-cell>
          <table:table-cell table:formula="of:=RIGHT([.A52]; LEN([.A52]) - FIND(&quot;/&quot;; [.A52]; 1))" office:value-type="string" office:string-value="NDS331NCT-ND/458997" calcext:value-type="string">
            <text:p>NDS331NCT-ND/458997</text:p>
          </table:table-cell>
          <table:table-cell table:formula="of:=LEFT([.A52]; FIND(&quot;/&quot;; [.A52]; 1)-1)" office:value-type="string" office:string-value="NDS331N" calcext:value-type="string">
            <text:p>NDS331N</text:p>
          </table:table-cell>
          <table:table-cell table:formula="of:=LEFT([.B52]; FIND(&quot;/&quot;; [.B52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K64];LEN(['Airbeam-PARTSDB'.K64])- (FIND(&quot;/en/&quot;;['Airbeam-PARTSDB'.K64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65];LEN(['Airbeam-PARTSDB'.K65])- (FIND(&quot;/en/&quot;;['Airbeam-PARTSDB'.K65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66];LEN(['Airbeam-PARTSDB'.K66])- (FIND(&quot;/en/&quot;;['Airbeam-PARTSDB'.K66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67];LEN(['Airbeam-PARTSDB'.K67])- (FIND(&quot;/en/&quot;;['Airbeam-PARTSDB'.K67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68];LEN(['Airbeam-PARTSDB'.K68])- (FIND(&quot;/en/&quot;;['Airbeam-PARTSDB'.K68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69];LEN(['Airbeam-PARTSDB'.K69])- (FIND(&quot;/en/&quot;;['Airbeam-PARTSDB'.K69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70];LEN(['Airbeam-PARTSDB'.K70])- (FIND(&quot;/en/&quot;;['Airbeam-PARTSDB'.K70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71];LEN(['Airbeam-PARTSDB'.K71])- (FIND(&quot;/en/&quot;;['Airbeam-PARTSDB'.K71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72];LEN(['Airbeam-PARTSDB'.K72])- (FIND(&quot;/en/&quot;;['Airbeam-PARTSDB'.K72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73];LEN(['Airbeam-PARTSDB'.K73])- (FIND(&quot;/en/&quot;;['Airbeam-PARTSDB'.K73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74];LEN(['Airbeam-PARTSDB'.K74])- (FIND(&quot;/en/&quot;;['Airbeam-PARTSDB'.K74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75];LEN(['Airbeam-PARTSDB'.K75])- (FIND(&quot;/en/&quot;;['Airbeam-PARTSDB'.K75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K76];LEN(['Airbeam-PARTSDB'.K76])- (FIND(&quot;/en/&quot;;['Airbeam-PARTSDB'.K76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2">
        <table:table-column table:style-name="co12" table:number-columns-repeated="4" table:default-cell-style-name="ce13"/>
        <table:table-column table:style-name="co12" table:number-columns-repeated="3" table:default-cell-style-name="ce8"/>
        <table:table-column table:style-name="co12" table:number-columns-repeated="2" table:default-cell-style-name="ce27"/>
        <table:table-column table:style-name="co12" table:default-cell-style-name="ce8"/>
        <table:table-column table:style-name="co12" table:default-cell-style-name="ce13"/>
        <table:table-column table:style-name="co12" table:number-columns-repeated="2" table:default-cell-style-name="ce27"/>
        <table:table-row table:style-name="ro1">
          <table:table-cell table:style-name="ce25" office:value-type="string" calcext:value-type="string">
            <text:p>par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material</text:p>
          </table:table-cell>
          <table:table-cell table:style-name="ce25" office:value-type="string" calcext:value-type="string">
            <text:p>OEM</text:p>
          </table:table-cell>
          <table:table-cell table:style-name="ce25" office:value-type="string" calcext:value-type="string">
            <text:p>vendor</text:p>
          </table:table-cell>
          <table:table-cell table:style-name="ce25" office:value-type="string" calcext:value-type="string">
            <text:p>part number</text:p>
          </table:table-cell>
          <table:table-cell table:style-name="ce26" office:value-type="string" calcext:value-type="string">
            <text:p>cost</text:p>
          </table:table-cell>
          <table:table-cell table:style-name="ce26" office:value-type="string" calcext:value-type="string">
            <text:p>total</text:p>
          </table:table-cell>
          <table:table-cell table:style-name="ce25" office:value-type="string" calcext:value-type="string">
            <text:p>production source</text:p>
          </table:table-cell>
          <table:table-cell table:style-name="ce25" office:value-type="string" calcext:value-type="string">
            <text:p>production PN</text:p>
          </table:table-cell>
          <table:table-cell table:style-name="ce26" office:value-type="string" calcext:value-type="string">
            <text:p>production cost</text:p>
          </table:table-cell>
          <table:table-cell table:style-name="ce26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nclosure-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bottom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ot</text:p>
          </table:table-cell>
          <table:table-cell office:value-type="float" office:value="225" calcext:value-type="float">
            <text:p>225</text:p>
          </table:table-cell>
          <table:table-cell table:formula="of:=+[.H2]*[.B2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2]*[.B2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Enclosure-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to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top</text:p>
          </table:table-cell>
          <table:table-cell office:value-type="float" office:value="225" calcext:value-type="float">
            <text:p>225</text:p>
          </table:table-cell>
          <table:table-cell table:formula="of:=+[.H3]*[.B3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3]*[.B3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switch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switch ca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sw</text:p>
          </table:table-cell>
          <table:table-cell office:value-type="float" office:value="75" calcext:value-type="float">
            <text:p>75</text:p>
          </table:table-cell>
          <table:table-cell table:formula="of:=+[.H4]*[.B4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4]*[.B4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fan baf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 mount/air baffle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f</text:p>
          </table:table-cell>
          <table:table-cell office:value-type="float" office:value="75" calcext:value-type="float">
            <text:p>75</text:p>
          </table:table-cell>
          <table:table-cell table:formula="of:=+[.H5]*[.B5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5]*[.B5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enclosur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32x5/16" pan head phillips machine screws to remove enclosure top for dust sensor clean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2A145</text:p>
          </table:table-cell>
          <table:table-cell office:value-type="float" office:value="0.05" calcext:value-type="float">
            <text:p>0.05</text:p>
          </table:table-cell>
          <table:table-cell table:formula="of:=+[.H6]*[.B6]" office:value-type="float" office:value="0.2" calcext:value-type="float">
            <text:p/>
          </table:table-cell>
          <table:table-cell table:style-name="ce28"/>
          <table:table-cell/>
          <table:table-cell office:value-type="float" office:value="0.05" calcext:value-type="float">
            <text:p>0.05</text:p>
          </table:table-cell>
          <table:table-cell table:formula="of:=+[.L6]*[.B6]" office:value-type="float" office:value="0.2" calcext:value-type="float">
            <text:p/>
          </table:table-cell>
        </table:table-row>
        <table:table-row table:style-name="ro1">
          <table:table-cell office:value-type="string" calcext:value-type="string">
            <text:p>PCB/fan scr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-19x3/8 pan head phillips plastite thread forming screws to mount PCB and fan shroud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310 </text:p>
          </table:table-cell>
          <table:table-cell table:formula="of:=10.25/25" office:value-type="float" office:value="0.41" calcext:value-type="float">
            <text:p/>
          </table:table-cell>
          <table:table-cell table:formula="of:=+[.H7]*[.B7]" office:value-type="float" office:value="2.05" calcext:value-type="float">
            <text:p/>
          </table:table-cell>
          <table:table-cell table:style-name="ce29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56" calcext:value-type="float">
            <text:p>142856</text:p>
          </table:table-cell>
          <table:table-cell office:value-type="float" office:value="0.05" calcext:value-type="float">
            <text:p>0.05</text:p>
          </table:table-cell>
          <table:table-cell table:formula="of:=+[.L7]*[.B7]" office:value-type="float" office:value="0.25" calcext:value-type="float">
            <text:p/>
          </table:table-cell>
        </table:table-row>
        <table:table-row table:style-name="ro1">
          <table:table-cell office:value-type="string" calcext:value-type="string">
            <text:p>Dust sensor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6x1/2 pan head phillips plastite thread screw for dust sensor mount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409 </text:p>
          </table:table-cell>
          <table:table-cell office:value-type="float" office:value="0.44" calcext:value-type="float">
            <text:p>0.44</text:p>
          </table:table-cell>
          <table:table-cell table:formula="of:=+[.H8]*[.B8]" office:value-type="float" office:value="0.88" calcext:value-type="float">
            <text:p/>
          </table:table-cell>
          <table:table-cell table:style-name="ce29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71" calcext:value-type="float">
            <text:p>142871</text:p>
          </table:table-cell>
          <table:table-cell office:value-type="float" office:value="0.11" calcext:value-type="float">
            <text:p>0.11</text:p>
          </table:table-cell>
          <table:table-cell table:formula="of:=+[.L8]*[.B8]" office:value-type="float" office:value="0.22" calcext:value-type="float">
            <text:p/>
          </table:table-cell>
        </table:table-row>
        <table:table-row table:style-name="ro1">
          <table:table-cell office:value-type="string" calcext:value-type="string">
            <text:p>Dust sensor wa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er for dust sensor mounting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295A400</text:p>
          </table:table-cell>
          <table:table-cell office:value-type="float" office:value="0.06" calcext:value-type="float">
            <text:p>0.06</text:p>
          </table:table-cell>
          <table:table-cell table:formula="of:=+[.H9]*[.B9]" office:value-type="float" office:value="0.12" calcext:value-type="float">
            <text:p/>
          </table:table-cell>
          <table:table-cell table:style-name="ce28"/>
          <table:table-cell/>
          <table:table-cell office:value-type="float" office:value="0.06" calcext:value-type="float">
            <text:p>0.06</text:p>
          </table:table-cell>
          <table:table-cell table:formula="of:=+[.L9]*[.B9]" office:value-type="float" office:value="0.12" calcext:value-type="float">
            <text:p/>
          </table:table-cell>
        </table:table-row>
        <table:table-row table:style-name="ro1">
          <table:table-cell office:value-type="string" calcext:value-type="string">
            <text:p>long ins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ltrasonic insert for case screws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2</text:p>
          </table:table-cell>
          <table:table-cell office:value-type="float" office:value="0.16" calcext:value-type="float">
            <text:p>0.16</text:p>
          </table:table-cell>
          <table:table-cell table:formula="of:=+[.H10]*[.B10]" office:value-type="float" office:value="0.64" calcext:value-type="float">
            <text:p/>
          </table:table-cell>
          <table:table-cell table:style-name="ce28"/>
          <table:table-cell/>
          <table:table-cell office:value-type="float" office:value="0.16" calcext:value-type="float">
            <text:p>0.16</text:p>
          </table:table-cell>
          <table:table-cell table:formula="of:=+[.L10]*[.B10]" office:value-type="float" office:value="0.64" calcext:value-type="float">
            <text:p/>
          </table:table-cell>
        </table:table-row>
        <table:table-row table:style-name="ro1">
          <table:table-cell office:value-type="string" calcext:value-type="string">
            <text:p>short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insert for belt clip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0</text:p>
          </table:table-cell>
          <table:table-cell office:value-type="float" office:value="0.13" calcext:value-type="float">
            <text:p>0.13</text:p>
          </table:table-cell>
          <table:table-cell table:formula="of:=+[.H11]*[.B11]" office:value-type="float" office:value="0.13" calcext:value-type="float">
            <text:p/>
          </table:table-cell>
          <table:table-cell table:style-name="ce28"/>
          <table:table-cell/>
          <table:table-cell office:value-type="float" office:value="0.13" calcext:value-type="float">
            <text:p>0.13</text:p>
          </table:table-cell>
          <table:table-cell table:formula="of:=+[.L11]*[.B11]" office:value-type="float" office:value="0.13" calcext:value-type="float">
            <text:p/>
          </table:table-cell>
        </table:table-row>
        <table:table-row table:style-name="ro1">
          <table:table-cell office:value-type="string" calcext:value-type="string">
            <text:p>stand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p/carabiner anchor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505A151</text:p>
          </table:table-cell>
          <table:table-cell office:value-type="float" office:value="3" calcext:value-type="float">
            <text:p>3</text:p>
          </table:table-cell>
          <table:table-cell table:formula="of:=+[.H12]*[.B12]" office:value-type="float" office:value="6" calcext:value-type="float">
            <text:p/>
          </table:table-cell>
          <table:table-cell table:style-name="ce30" office:value-type="string" calcext:value-type="string">
            <text:p>http://www.fastenersuperstore.com<text:span text:style-name="T2"> </text:span></text:p>
          </table:table-cell>
          <table:table-cell office:value-type="float" office:value="250863" calcext:value-type="float">
            <text:p>250863</text:p>
          </table:table-cell>
          <table:table-cell office:value-type="float" office:value="0.25" calcext:value-type="float">
            <text:p>0.25</text:p>
          </table:table-cell>
          <table:table-cell table:formula="of:=+[.L12]*[.B12]" office:value-type="float" office:value="0.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 style:data-style-name="N2" text:time-value="15:55:18.6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5-21T12:39:22.854000000</dc:date>
    <meta:generator>LibreOffice/4.2.1.1$Windows_x86 LibreOffice_project/d7dbbd7842e6a58b0f521599204e827654e1fb8b</meta:generator>
    <meta:editing-duration>P1DT2H7M18S</meta:editing-duration>
    <meta:editing-cycles>92</meta:editing-cycles>
    <meta:document-statistic meta:table-count="3" meta:cell-count="898" meta:object-count="0"/>
  </office:meta>
</office:document-meta>
</file>